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0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ce3" style:family="table-cell" style:parent-style-name="Default" style:data-style-name="N143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-at-t-8000" table:style-name="ta1">
        <table:shapes>
          <draw:frame draw:z-index="0" draw:style-name="gr1" draw:text-style-name="P1" svg:width="19.894cm" svg:height="8.806cm" svg:x="10.907cm" svg:y="0.513cm">
            <draw:object draw:notify-on-update-of-ranges="'s-at-t-8000'.A1:'s-at-t-8000'.A41 's-at-t-8000'.B1:'s-at-t-8000'.B1 's-at-t-8000'.B1:'s-at-t-8000'.B41 's-at-t-8000'.A2:'s-at-t-8000'.A41 's-at-t-8000'.C1:'s-at-t-8000'.C1 's-at-t-8000'.C2:'s-at-t-8000'.C41 's-at-t-8000'.A2:'s-at-t-8000'.A41 's-at-t-8000'.D1:'s-at-t-8000'.D1 's-at-t-8000'.D2:'s-at-t-8000'.D4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ce2"/>
        <table:table-column table:style-name="co3" table:number-columns-repeated="2" table:default-cell-style-name="ce3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=100,t=1</text:p>
          </table:table-cell>
          <table:table-cell office:value-type="string" calcext:value-type="string">
            <text:p>Q=50,t=2</text:p>
          </table:table-cell>
          <table:table-cell office:value-type="string" calcext:value-type="string">
            <text:p>Q=10,t=1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196599851529" calcext:value-type="float">
            <text:p>0,59</text:p>
          </table:table-cell>
          <table:table-cell table:style-name="ce1" office:value-type="float" office:value="0.708374471835507" calcext:value-type="float">
            <text:p>0,71</text:p>
          </table:table-cell>
          <table:table-cell table:style-name="ce1" office:value-type="float" office:value="0.818116946476701" calcext:value-type="float">
            <text:p>0,8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2358231591048" calcext:value-type="float">
            <text:p>0,65</text:p>
          </table:table-cell>
          <table:table-cell table:style-name="ce1" office:value-type="float" office:value="0.685539416810827" calcext:value-type="float">
            <text:p>0,69</text:p>
          </table:table-cell>
          <table:table-cell table:style-name="ce1" office:value-type="float" office:value="0.803452238950286" calcext:value-type="float">
            <text:p>0,8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7167182345999" calcext:value-type="float">
            <text:p>0,66</text:p>
          </table:table-cell>
          <table:table-cell table:style-name="ce1" office:value-type="float" office:value="0.701209756413949" calcext:value-type="float">
            <text:p>0,70</text:p>
          </table:table-cell>
          <table:table-cell table:style-name="ce1" office:value-type="float" office:value="0.765107265150454" calcext:value-type="float">
            <text:p>0,7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5747070692531" calcext:value-type="float">
            <text:p>0,63</text:p>
          </table:table-cell>
          <table:table-cell table:style-name="ce1" office:value-type="float" office:value="0.727272427543973" calcext:value-type="float">
            <text:p>0,73</text:p>
          </table:table-cell>
          <table:table-cell table:style-name="ce1" office:value-type="float" office:value="0.764489086961819" calcext:value-type="float">
            <text:p>0,7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581471157567" calcext:value-type="float">
            <text:p>0,70</text:p>
          </table:table-cell>
          <table:table-cell table:style-name="ce1" office:value-type="float" office:value="0.746512485805825" calcext:value-type="float">
            <text:p>0,75</text:p>
          </table:table-cell>
          <table:table-cell table:style-name="ce1" office:value-type="float" office:value="0.791850384673127" calcext:value-type="float">
            <text:p>0,79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1907772634974" calcext:value-type="float">
            <text:p>0,65</text:p>
          </table:table-cell>
          <table:table-cell table:style-name="ce1" office:value-type="float" office:value="0.716154877294403" calcext:value-type="float">
            <text:p>0,72</text:p>
          </table:table-cell>
          <table:table-cell table:style-name="ce1" office:value-type="float" office:value="0.738965073397172" calcext:value-type="float">
            <text:p>0,7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8221830463942" calcext:value-type="float">
            <text:p>0,66</text:p>
          </table:table-cell>
          <table:table-cell table:style-name="ce1" office:value-type="float" office:value="0.685055833209205" calcext:value-type="float">
            <text:p>0,69</text:p>
          </table:table-cell>
          <table:table-cell table:style-name="ce1" office:value-type="float" office:value="0.736881168919861" calcext:value-type="float">
            <text:p>0,7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4897464078133" calcext:value-type="float">
            <text:p>0,62</text:p>
          </table:table-cell>
          <table:table-cell table:style-name="ce1" office:value-type="float" office:value="0.680813146993049" calcext:value-type="float">
            <text:p>0,68</text:p>
          </table:table-cell>
          <table:table-cell table:style-name="ce1" office:value-type="float" office:value="0.724491367146008" calcext:value-type="float">
            <text:p>0,7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6330402432845" calcext:value-type="float">
            <text:p>0,65</text:p>
          </table:table-cell>
          <table:table-cell table:style-name="ce1" office:value-type="float" office:value="0.608726407821161" calcext:value-type="float">
            <text:p>0,61</text:p>
          </table:table-cell>
          <table:table-cell table:style-name="ce1" office:value-type="float" office:value="0.64775536479196" calcext:value-type="float">
            <text:p>0,6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11992442068673" calcext:value-type="float">
            <text:p>0,61</text:p>
          </table:table-cell>
          <table:table-cell table:style-name="ce1" office:value-type="float" office:value="0.615587220788678" calcext:value-type="float">
            <text:p>0,62</text:p>
          </table:table-cell>
          <table:table-cell table:style-name="ce1" office:value-type="float" office:value="0.655025849113649" calcext:value-type="float">
            <text:p>0,6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9614116943995" calcext:value-type="float">
            <text:p>0,59</text:p>
          </table:table-cell>
          <table:table-cell table:style-name="ce1" office:value-type="float" office:value="0.573538183905052" calcext:value-type="float">
            <text:p>0,57</text:p>
          </table:table-cell>
          <table:table-cell table:style-name="ce1" office:value-type="float" office:value="0.639906112898994" calcext:value-type="float">
            <text:p>0,6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15924245325779" calcext:value-type="float">
            <text:p>0,62</text:p>
          </table:table-cell>
          <table:table-cell table:style-name="ce1" office:value-type="float" office:value="0.563279011453393" calcext:value-type="float">
            <text:p>0,56</text:p>
          </table:table-cell>
          <table:table-cell table:style-name="ce1" office:value-type="float" office:value="0.624814058409045" calcext:value-type="float">
            <text:p>0,6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6444240059785" calcext:value-type="float">
            <text:p>0,60</text:p>
          </table:table-cell>
          <table:table-cell table:style-name="ce1" office:value-type="float" office:value="0.597382233158889" calcext:value-type="float">
            <text:p>0,60</text:p>
          </table:table-cell>
          <table:table-cell table:style-name="ce1" office:value-type="float" office:value="0.606183329839174" calcext:value-type="float">
            <text:p>0,6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7507306248431" calcext:value-type="float">
            <text:p>0,67</text:p>
          </table:table-cell>
          <table:table-cell table:style-name="ce1" office:value-type="float" office:value="0.614338288700981" calcext:value-type="float">
            <text:p>0,61</text:p>
          </table:table-cell>
          <table:table-cell table:style-name="ce1" office:value-type="float" office:value="0.623927170419582" calcext:value-type="float">
            <text:p>0,62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2887021601229" calcext:value-type="float">
            <text:p>0,65</text:p>
          </table:table-cell>
          <table:table-cell table:style-name="ce1" office:value-type="float" office:value="0.587602501756441" calcext:value-type="float">
            <text:p>0,59</text:p>
          </table:table-cell>
          <table:table-cell table:style-name="ce1" office:value-type="float" office:value="0.596149929871383" calcext:value-type="float">
            <text:p>0,6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751134645553" calcext:value-type="float">
            <text:p>0,66</text:p>
          </table:table-cell>
          <table:table-cell table:style-name="ce1" office:value-type="float" office:value="0.598526452731929" calcext:value-type="float">
            <text:p>0,60</text:p>
          </table:table-cell>
          <table:table-cell table:style-name="ce1" office:value-type="float" office:value="0.588456653262455" calcext:value-type="float">
            <text:p>0,59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2358887651957" calcext:value-type="float">
            <text:p>0,66</text:p>
          </table:table-cell>
          <table:table-cell table:style-name="ce1" office:value-type="float" office:value="0.555637162398979" calcext:value-type="float">
            <text:p>0,56</text:p>
          </table:table-cell>
          <table:table-cell table:style-name="ce1" office:value-type="float" office:value="0.561446730890532" calcext:value-type="float">
            <text:p>0,5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07778498296326" calcext:value-type="float">
            <text:p>0,61</text:p>
          </table:table-cell>
          <table:table-cell table:style-name="ce1" office:value-type="float" office:value="0.57291795206053" calcext:value-type="float">
            <text:p>0,57</text:p>
          </table:table-cell>
          <table:table-cell table:style-name="ce1" office:value-type="float" office:value="0.547136884227144" calcext:value-type="float">
            <text:p>0,5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0885630064994" calcext:value-type="float">
            <text:p>0,61</text:p>
          </table:table-cell>
          <table:table-cell table:style-name="ce1" office:value-type="float" office:value="0.511277622349894" calcext:value-type="float">
            <text:p>0,51</text:p>
          </table:table-cell>
          <table:table-cell table:style-name="ce1" office:value-type="float" office:value="0.483256106033019" calcext:value-type="float">
            <text:p>0,48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23395642628697" calcext:value-type="float">
            <text:p>0,62</text:p>
          </table:table-cell>
          <table:table-cell table:style-name="ce1" office:value-type="float" office:value="0.486073549534519" calcext:value-type="float">
            <text:p>0,49</text:p>
          </table:table-cell>
          <table:table-cell table:style-name="ce1" office:value-type="float" office:value="0.443764194727867" calcext:value-type="float">
            <text:p>0,4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09606950649178" calcext:value-type="float">
            <text:p>0,61</text:p>
          </table:table-cell>
          <table:table-cell table:style-name="ce1" office:value-type="float" office:value="0.465066109991171" calcext:value-type="float">
            <text:p>0,47</text:p>
          </table:table-cell>
          <table:table-cell table:style-name="ce1" office:value-type="float" office:value="0.448312658176369" calcext:value-type="float">
            <text:p>0,4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83085597121839" calcext:value-type="float">
            <text:p>0,58</text:p>
          </table:table-cell>
          <table:table-cell table:style-name="ce1" office:value-type="float" office:value="0.472554330935767" calcext:value-type="float">
            <text:p>0,47</text:p>
          </table:table-cell>
          <table:table-cell table:style-name="ce1" office:value-type="float" office:value="0.445717205198418" calcext:value-type="float">
            <text:p>0,4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93877741147993" calcext:value-type="float">
            <text:p>0,59</text:p>
          </table:table-cell>
          <table:table-cell table:style-name="ce1" office:value-type="float" office:value="0.4611893700667" calcext:value-type="float">
            <text:p>0,46</text:p>
          </table:table-cell>
          <table:table-cell table:style-name="ce1" office:value-type="float" office:value="0.412214967424571" calcext:value-type="float">
            <text:p>0,4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32511323199307" calcext:value-type="float">
            <text:p>0,63</text:p>
          </table:table-cell>
          <table:table-cell table:style-name="ce1" office:value-type="float" office:value="0.477407464239153" calcext:value-type="float">
            <text:p>0,48</text:p>
          </table:table-cell>
          <table:table-cell table:style-name="ce1" office:value-type="float" office:value="0.413324699814847" calcext:value-type="float">
            <text:p>0,4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52198106842469" calcext:value-type="float">
            <text:p>0,65</text:p>
          </table:table-cell>
          <table:table-cell table:style-name="ce1" office:value-type="float" office:value="0.467197814216071" calcext:value-type="float">
            <text:p>0,47</text:p>
          </table:table-cell>
          <table:table-cell table:style-name="ce1" office:value-type="float" office:value="0.392447967025038" calcext:value-type="float">
            <text:p>0,39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69488532897918" calcext:value-type="float">
            <text:p>0,67</text:p>
          </table:table-cell>
          <table:table-cell table:style-name="ce1" office:value-type="float" office:value="0.479620077768886" calcext:value-type="float">
            <text:p>0,48</text:p>
          </table:table-cell>
          <table:table-cell table:style-name="ce1" office:value-type="float" office:value="0.376468912003573" calcext:value-type="float">
            <text:p>0,38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10092017310817" calcext:value-type="float">
            <text:p>0,61</text:p>
          </table:table-cell>
          <table:table-cell table:style-name="ce1" office:value-type="float" office:value="0.447092714338474" calcext:value-type="float">
            <text:p>0,45</text:p>
          </table:table-cell>
          <table:table-cell table:style-name="ce1" office:value-type="float" office:value="0.3734938985249" calcext:value-type="float">
            <text:p>0,3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3714642789914" calcext:value-type="float">
            <text:p>0,64</text:p>
          </table:table-cell>
          <table:table-cell table:style-name="ce1" office:value-type="float" office:value="0.429897545033253" calcext:value-type="float">
            <text:p>0,43</text:p>
          </table:table-cell>
          <table:table-cell table:style-name="ce1" office:value-type="float" office:value="0.337764170396224" calcext:value-type="float">
            <text:p>0,3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26831702665916" calcext:value-type="float">
            <text:p>0,63</text:p>
          </table:table-cell>
          <table:table-cell table:style-name="ce1" office:value-type="float" office:value="0.424744456178219" calcext:value-type="float">
            <text:p>0,42</text:p>
          </table:table-cell>
          <table:table-cell table:style-name="ce1" office:value-type="float" office:value="0.305141546287516" calcext:value-type="float">
            <text:p>0,3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" calcext:value-type="float">
            <text:p>0,30</text:p>
          </table:table-cell>
          <table:table-cell table:style-name="ce1" office:value-type="float" office:value="0.381013223501714" calcext:value-type="float">
            <text:p>0,38</text:p>
          </table:table-cell>
          <table:table-cell table:style-name="ce1" office:value-type="float" office:value="0.305510953304128" calcext:value-type="float">
            <text:p>0,31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81684407003808" calcext:value-type="float">
            <text:p>0,38</text:p>
          </table:table-cell>
          <table:table-cell table:style-name="ce1" office:value-type="float" office:value="0.26123303493636" calcext:value-type="float">
            <text:p>0,2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58905193985202" calcext:value-type="float">
            <text:p>0,36</text:p>
          </table:table-cell>
          <table:table-cell table:style-name="ce1" office:value-type="float" office:value="0.260700882238086" calcext:value-type="float">
            <text:p>0,26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7281988732826" calcext:value-type="float">
            <text:p>0,37</text:p>
          </table:table-cell>
          <table:table-cell table:style-name="ce1" office:value-type="float" office:value="0.239710604951841" calcext:value-type="float">
            <text:p>0,2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361994617912033" calcext:value-type="float">
            <text:p>0,36</text:p>
          </table:table-cell>
          <table:table-cell table:style-name="ce1" office:value-type="float" office:value="0.244677816870864" calcext:value-type="float">
            <text:p>0,24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.2" calcext:value-type="float">
            <text:p>0,20</text:p>
          </table:table-cell>
          <table:table-cell table:style-name="ce1" office:value-type="float" office:value="0.225299299179565" calcext:value-type="float">
            <text:p>0,23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20449704194752" calcext:value-type="float">
            <text:p>0,20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82561707743197" calcext:value-type="float">
            <text:p>0,18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66835911476151" calcext:value-type="float">
            <text:p>0,17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46744891480403" calcext:value-type="float">
            <text:p>0,15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,00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1257718126207" calcext:value-type="float">
            <text:p>0,13</text:p>
          </table:table-cell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-at-t-8000_2" table:style-name="ta1">
        <table:shapes>
          <draw:frame draw:z-index="0" draw:style-name="gr1" draw:text-style-name="P1" svg:width="17.309cm" svg:height="8.794cm" svg:x="15.495cm" svg:y="0.59cm">
            <draw:object draw:notify-on-update-of-ranges="'s-at-t-8000_2'.A1:'s-at-t-8000_2'.A41 's-at-t-8000_2'.B1:'s-at-t-8000_2'.B1 's-at-t-8000_2'.B1:'s-at-t-8000_2'.B41 's-at-t-8000_2'.A2:'s-at-t-8000_2'.A41 's-at-t-8000_2'.C1:'s-at-t-8000_2'.C1 's-at-t-8000_2'.C2:'s-at-t-8000_2'.C41 's-at-t-8000_2'.A2:'s-at-t-8000_2'.A41 's-at-t-8000_2'.D1:'s-at-t-8000_2'.D1 's-at-t-8000_2'.D2:'s-at-t-8000_2'.D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ce2"/>
        <table:table-column table:style-name="co3" table:number-columns-repeated="4" table:default-cell-style-name="ce2"/>
        <table:table-column table:style-name="co3" table:number-columns-repeated="2" table:default-cell-style-name="ce3"/>
        <table:table-column table:style-name="co3" table:default-cell-style-name="ce2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=100</text:p>
          </table:table-cell>
          <table:table-cell office:value-type="string" calcext:value-type="string">
            <text:p>Q=50</text:p>
          </table:table-cell>
          <table:table-cell office:value-type="string" calcext:value-type="string">
            <text:p>Q=10</text:p>
          </table:table-cell>
          <table:table-cell table:number-columns-repeated="3"/>
          <table:table-cell office:value-type="string" calcext:value-type="string">
            <text:p>cos</text:p>
          </table:table-cell>
          <table:table-cell/>
          <table:table-cell table:formula="of:=SUM([.B2:.B41])" office:value-type="float" office:value="16.7047424609984" calcext:value-type="float">
            <text:p>16,7</text:p>
          </table:table-cell>
          <table:table-cell table:style-name="ce3" table:formula="of:=SUM([.C2:.C41])" office:value-type="float" office:value="16.6641584091798" calcext:value-type="float">
            <text:p>16,7</text:p>
          </table:table-cell>
          <table:table-cell table:style-name="ce3" table:formula="of:=SUM([.D2:.D41])" office:value-type="float" office:value="16.4846979893921" calcext:value-type="float">
            <text:p>16,5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E2]" office:value-type="float" office:value="0.99" calcext:value-type="float">
            <text:p>0,99</text:p>
          </table:table-cell>
          <table:table-cell table:style-name="ce1" table:formula="of:=[.F2]" office:value-type="float" office:value="0.96" calcext:value-type="float">
            <text:p>0,96</text:p>
          </table:table-cell>
          <table:table-cell table:style-name="ce1" table:formula="of:=[.G2]" office:value-type="float" office:value="0.93" calcext:value-type="float">
            <text:p>0,93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0.93" calcext:value-type="float">
            <text:p>0,93</text:p>
          </table:table-cell>
          <table:table-cell table:style-name="ce1" table:formula="of:=(1-0.05*(COS(2*3.14/10*[.$A2])))" office:value-type="float" office:value="0.95" calcext:value-type="float">
            <text:p>0,95</text:p>
          </table:table-cell>
          <table:table-cell table:style-name="Default"/>
          <table:table-cell table:style-name="ce1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3]" office:value-type="float" office:value="0.98" calcext:value-type="float">
            <text:p>0,98</text:p>
          </table:table-cell>
          <table:table-cell table:style-name="ce1" table:formula="of:=[.F3]" office:value-type="float" office:value="0.96" calcext:value-type="float">
            <text:p>0,96</text:p>
          </table:table-cell>
          <table:table-cell table:style-name="ce1" table:formula="of:=[.G3]" office:value-type="float" office:value="0.92" calcext:value-type="float">
            <text:p>0,92</text:p>
          </table:table-cell>
          <table:table-cell table:style-name="ce1" office:value-type="float" office:value="0.98" calcext:value-type="float">
            <text:p>0,98</text:p>
          </table:table-cell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table:formula="of:=(1-0.05*(COS(2*3.14/10*[.$A3])))" office:value-type="float" office:value="0.959539790950598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4]" office:value-type="float" office:value="0.99" calcext:value-type="float">
            <text:p>0,99</text:p>
          </table:table-cell>
          <table:table-cell table:style-name="ce1" table:formula="of:=[.F4]" office:value-type="float" office:value="0.97" calcext:value-type="float">
            <text:p>0,97</text:p>
          </table:table-cell>
          <table:table-cell table:style-name="ce1" table:formula="of:=[.G4]" office:value-type="float" office:value="0.91" calcext:value-type="float">
            <text:p>0,91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office:value-type="float" office:value="0.97" calcext:value-type="float">
            <text:p>0,97</text:p>
          </table:table-cell>
          <table:table-cell table:style-name="ce1" office:value-type="float" office:value="0.91" calcext:value-type="float">
            <text:p>0,91</text:p>
          </table:table-cell>
          <table:table-cell table:style-name="ce1" table:formula="of:=(1-0.05*(COS(2*3.14/10*[.$A4])))" office:value-type="float" office:value="0.984518859347149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5]*[.$H5]" office:value-type="float" office:value="0.863094591329315" calcext:value-type="float">
            <text:p>0,86</text:p>
          </table:table-cell>
          <table:table-cell table:style-name="ce1" table:formula="of:=[.F5]*[.$H5]" office:value-type="float" office:value="0.91386486140751" calcext:value-type="float">
            <text:p>0,91</text:p>
          </table:table-cell>
          <table:table-cell table:style-name="ce1" table:formula="of:=[.G5]*[.$H5]" office:value-type="float" office:value="0.863094591329315" calcext:value-type="float">
            <text:p>0,86</text:p>
          </table:table-cell>
          <table:table-cell table:style-name="ce1" table:formula="of:=6/([.A5]+5) + 0.1" office:value-type="float" office:value="0.85" calcext:value-type="float">
            <text:p>0,85</text:p>
          </table:table-cell>
          <table:table-cell table:style-name="ce1" table:formula="of:=4/([.A5]+5) + 0.4" office:value-type="float" office:value="0.9" calcext:value-type="float">
            <text:p>0,90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5])))" office:value-type="float" office:value="1.0154054015639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6]*[.$H6]" office:value-type="float" office:value="0.797650251378657" calcext:value-type="float">
            <text:p>0,80</text:p>
          </table:table-cell>
          <table:table-cell table:style-name="ce1" table:formula="of:=[.F6]*[.$H6]" office:value-type="float" office:value="0.878571291373593" calcext:value-type="float">
            <text:p>0,88</text:p>
          </table:table-cell>
          <table:table-cell table:style-name="ce1" table:formula="of:=[.G6]*[.$H6]" office:value-type="float" office:value="0.884351365658946" calcext:value-type="float">
            <text:p>0,88</text:p>
          </table:table-cell>
          <table:table-cell table:style-name="ce1" table:formula="of:=6/([.A6]+5) + 0.1" office:value-type="float" office:value="0.766666666666667" calcext:value-type="float">
            <text:p>0,77</text:p>
          </table:table-cell>
          <table:table-cell table:style-name="ce1" table:formula="of:=4/([.A6]+5) + 0.4" office:value-type="float" office:value="0.844444444444444" calcext:value-type="float">
            <text:p>0,84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6])))" office:value-type="float" office:value="1.04041337136347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7]*[.$H7]" office:value-type="float" office:value="0.734999955610464" calcext:value-type="float">
            <text:p>0,73</text:p>
          </table:table-cell>
          <table:table-cell table:style-name="ce1" table:formula="of:=[.F7]*[.$H7]" office:value-type="float" office:value="0.839999949269102" calcext:value-type="float">
            <text:p>0,84</text:p>
          </table:table-cell>
          <table:table-cell table:style-name="ce1" table:formula="of:=[.G7]*[.$H7]" office:value-type="float" office:value="0.89249994609842" calcext:value-type="float">
            <text:p>0,89</text:p>
          </table:table-cell>
          <table:table-cell table:style-name="ce1" table:formula="of:=6/([.A7]+5) + 0.1" office:value-type="float" office:value="0.7" calcext:value-type="float">
            <text:p>0,70</text:p>
          </table:table-cell>
          <table:table-cell table:style-name="ce1" table:formula="of:=4/([.A7]+5) + 0.4" office:value-type="float" office:value="0.8" calcext:value-type="float">
            <text:p>0,80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7])))" office:value-type="float" office:value="1.04999993658638" calcext:value-type="float">
            <text:p>1,0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E8]*[.$H8]" office:value-type="float" office:value="0.671599936650365" calcext:value-type="float">
            <text:p>0,67</text:p>
          </table:table-cell>
          <table:table-cell table:style-name="ce1" table:formula="of:=[.F8]*[.$H8]" office:value-type="float" office:value="0.794568939135644" calcext:value-type="float">
            <text:p>0,79</text:p>
          </table:table-cell>
          <table:table-cell table:style-name="ce1" table:formula="of:=[.G8]*[.$H8]" office:value-type="float" office:value="0.88443090249027" calcext:value-type="float">
            <text:p>0,88</text:p>
          </table:table-cell>
          <table:table-cell table:style-name="ce1" table:formula="of:=6/([.A8]+5) + 0.1" office:value-type="float" office:value="0.645454545454545" calcext:value-type="float">
            <text:p>0,65</text:p>
          </table:table-cell>
          <table:table-cell table:style-name="ce1" table:formula="of:=4/([.A8]+5) + 0.4" office:value-type="float" office:value="0.763636363636364" calcext:value-type="float">
            <text:p>0,76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8])))" office:value-type="float" office:value="1.0405069441062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E9]*[.$H9]" office:value-type="float" office:value="0.609334104283916" calcext:value-type="float">
            <text:p>0,61</text:p>
          </table:table-cell>
          <table:table-cell table:style-name="ce1" table:formula="of:=[.F9]*[.$H9]" office:value-type="float" office:value="0.744741683013676" calcext:value-type="float">
            <text:p>0,74</text:p>
          </table:table-cell>
          <table:table-cell table:style-name="ce1" table:formula="of:=[.G9]*[.$H9]" office:value-type="float" office:value="0.863223314402215" calcext:value-type="float">
            <text:p>0,86</text:p>
          </table:table-cell>
          <table:table-cell table:style-name="ce1" table:formula="of:=6/([.A9]+5) + 0.1" office:value-type="float" office:value="0.6" calcext:value-type="float">
            <text:p>0,60</text:p>
          </table:table-cell>
          <table:table-cell table:style-name="ce1" table:formula="of:=4/([.A9]+5) + 0.4" office:value-type="float" office:value="0.733333333333333" calcext:value-type="float">
            <text:p>0,73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9])))" office:value-type="float" office:value="1.01555684047319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E10]*[.$H10]" office:value-type="float" office:value="0.552930288399329" calcext:value-type="float">
            <text:p>0,55</text:p>
          </table:table-cell>
          <table:table-cell table:style-name="ce1" table:formula="of:=[.F10]*[.$H10]" office:value-type="float" office:value="0.696843651133401" calcext:value-type="float">
            <text:p>0,70</text:p>
          </table:table-cell>
          <table:table-cell table:style-name="ce1" table:formula="of:=[.G10]*[.$H10]" office:value-type="float" office:value="0.836969820111313" calcext:value-type="float">
            <text:p>0,84</text:p>
          </table:table-cell>
          <table:table-cell table:style-name="ce1" table:formula="of:=6/([.A10]+5) + 0.1" office:value-type="float" office:value="0.561538461538462" calcext:value-type="float">
            <text:p>0,56</text:p>
          </table:table-cell>
          <table:table-cell table:style-name="ce1" table:formula="of:=4/([.A10]+5) + 0.4" office:value-type="float" office:value="0.707692307692308" calcext:value-type="float">
            <text:p>0,71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0])))" office:value-type="float" office:value="0.984670376601545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E11]*[.$H11]" office:value-type="float" office:value="0.507234886383053" calcext:value-type="float">
            <text:p>0,51</text:p>
          </table:table-cell>
          <table:table-cell table:style-name="ce1" table:formula="of:=[.F11]*[.$H11]" office:value-type="float" office:value="0.658034447199636" calcext:value-type="float">
            <text:p>0,66</text:p>
          </table:table-cell>
          <table:table-cell table:style-name="ce1" table:formula="of:=[.G11]*[.$H11]" office:value-type="float" office:value="0.815688533507882" calcext:value-type="float">
            <text:p>0,82</text:p>
          </table:table-cell>
          <table:table-cell table:style-name="ce1" table:formula="of:=6/([.A11]+5) + 0.1" office:value-type="float" office:value="0.528571428571429" calcext:value-type="float">
            <text:p>0,53</text:p>
          </table:table-cell>
          <table:table-cell table:style-name="ce1" table:formula="of:=4/([.A11]+5) + 0.4" office:value-type="float" office:value="0.685714285714286" calcext:value-type="float">
            <text:p>0,69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1])))" office:value-type="float" office:value="0.959633568832803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E12]*[.$H12]" office:value-type="float" office:value="0.475000126827166" calcext:value-type="float">
            <text:p>0,48</text:p>
          </table:table-cell>
          <table:table-cell table:style-name="ce1" table:formula="of:=[.F12]*[.$H12]" office:value-type="float" office:value="0.633333502436221" calcext:value-type="float">
            <text:p>0,63</text:p>
          </table:table-cell>
          <table:table-cell table:style-name="ce1" table:formula="of:=[.G12]*[.$H12]" office:value-type="float" office:value="0.807500215606182" calcext:value-type="float">
            <text:p>0,81</text:p>
          </table:table-cell>
          <table:table-cell table:style-name="ce1" table:formula="of:=6/([.A12]+5) + 0.1" office:value-type="float" office:value="0.5" calcext:value-type="float">
            <text:p>0,50</text:p>
          </table:table-cell>
          <table:table-cell table:style-name="ce1" table:formula="of:=4/([.A12]+5) + 0.4" office:value-type="float" office:value="0.666666666666667" calcext:value-type="float">
            <text:p>0,67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2])))" office:value-type="float" office:value="0.950000253654331" calcext:value-type="float">
            <text:p>0,9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E13]*[.$H13]" office:value-type="float" office:value="0.455737051202725" calcext:value-type="float">
            <text:p>0,46</text:p>
          </table:table-cell>
          <table:table-cell table:style-name="ce1" table:formula="of:=[.F13]*[.$H13]" office:value-type="float" office:value="0.623640175330045" calcext:value-type="float">
            <text:p>0,62</text:p>
          </table:table-cell>
          <table:table-cell table:style-name="ce1" table:formula="of:=[.G13]*[.$H13]" office:value-type="float" office:value="0.815529460046982" calcext:value-type="float">
            <text:p>0,82</text:p>
          </table:table-cell>
          <table:table-cell table:style-name="ce1" table:formula="of:=6/([.A13]+5) + 0.1" office:value-type="float" office:value="0.475" calcext:value-type="float">
            <text:p>0,48</text:p>
          </table:table-cell>
          <table:table-cell table:style-name="ce1" table:formula="of:=4/([.A13]+5) + 0.4" office:value-type="float" office:value="0.65" calcext:value-type="float">
            <text:p>0,65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3])))" office:value-type="float" office:value="0.959446423584685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E14]*[.$H14]" office:value-type="float" office:value="0.445860573152152" calcext:value-type="float">
            <text:p>0,45</text:p>
          </table:table-cell>
          <table:table-cell table:style-name="ce1" table:formula="of:=[.F14]*[.$H14]" office:value-type="float" office:value="0.625362881823797" calcext:value-type="float">
            <text:p>0,63</text:p>
          </table:table-cell>
          <table:table-cell table:style-name="ce1" table:formula="of:=[.G14]*[.$H14]" office:value-type="float" office:value="0.836712374292025" calcext:value-type="float">
            <text:p>0,84</text:p>
          </table:table-cell>
          <table:table-cell table:style-name="ce1" table:formula="of:=6/([.A14]+5) + 0.1" office:value-type="float" office:value="0.452941176470588" calcext:value-type="float">
            <text:p>0,45</text:p>
          </table:table-cell>
          <table:table-cell table:style-name="ce1" table:formula="of:=4/([.A14]+5) + 0.4" office:value-type="float" office:value="0.635294117647059" calcext:value-type="float">
            <text:p>0,64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4])))" office:value-type="float" office:value="0.984367499167088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E15]*[.$H15]" office:value-type="float" office:value="0.439943316084451" calcext:value-type="float">
            <text:p>0,44</text:p>
          </table:table-cell>
          <table:table-cell table:style-name="ce1" table:formula="of:=[.F15]*[.$H15]" office:value-type="float" office:value="0.631713479505878" calcext:value-type="float">
            <text:p>0,63</text:p>
          </table:table-cell>
          <table:table-cell table:style-name="ce1" table:formula="of:=[.G15]*[.$H15]" office:value-type="float" office:value="0.862965735396422" calcext:value-type="float">
            <text:p>0,86</text:p>
          </table:table-cell>
          <table:table-cell table:style-name="ce1" table:formula="of:=6/([.A15]+5) + 0.1" office:value-type="float" office:value="0.433333333333333" calcext:value-type="float">
            <text:p>0,43</text:p>
          </table:table-cell>
          <table:table-cell table:style-name="ce1" table:formula="of:=4/([.A15]+5) + 0.4" office:value-type="float" office:value="0.622222222222222" calcext:value-type="float">
            <text:p>0,62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5])))" office:value-type="float" office:value="1.01525380634873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E16]*[.$H16]" office:value-type="float" office:value="0.432553851041018" calcext:value-type="float">
            <text:p>0,43</text:p>
          </table:table-cell>
          <table:table-cell table:style-name="ce1" table:formula="of:=[.F16]*[.$H16]" office:value-type="float" office:value="0.6351423635539" calcext:value-type="float">
            <text:p>0,64</text:p>
          </table:table-cell>
          <table:table-cell table:style-name="ce1" table:formula="of:=[.G16]*[.$H16]" office:value-type="float" office:value="0.884271480292714" calcext:value-type="float">
            <text:p>0,88</text:p>
          </table:table-cell>
          <table:table-cell table:style-name="ce1" table:formula="of:=6/([.A16]+5) + 0.1" office:value-type="float" office:value="0.415789473684211" calcext:value-type="float">
            <text:p>0,42</text:p>
          </table:table-cell>
          <table:table-cell table:style-name="ce1" table:formula="of:=4/([.A16]+5) + 0.4" office:value-type="float" office:value="0.610526315789474" calcext:value-type="float">
            <text:p>0,61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6])))" office:value-type="float" office:value="1.04031938857966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E17]*[.$H17]" office:value-type="float" office:value="0.419999771711343" calcext:value-type="float">
            <text:p>0,42</text:p>
          </table:table-cell>
          <table:table-cell table:style-name="ce1" table:formula="of:=[.F17]*[.$H17]" office:value-type="float" office:value="0.629999657567015" calcext:value-type="float">
            <text:p>0,63</text:p>
          </table:table-cell>
          <table:table-cell table:style-name="ce1" table:formula="of:=[.G17]*[.$H17]" office:value-type="float" office:value="0.892499514886604" calcext:value-type="float">
            <text:p>0,89</text:p>
          </table:table-cell>
          <table:table-cell table:style-name="ce1" table:formula="of:=6/([.A17]+5) + 0.1" office:value-type="float" office:value="0.4" calcext:value-type="float">
            <text:p>0,40</text:p>
          </table:table-cell>
          <table:table-cell table:style-name="ce1" table:formula="of:=4/([.A17]+5) + 0.4" office:value-type="float" office:value="0.6" calcext:value-type="float">
            <text:p>0,60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7])))" office:value-type="float" office:value="1.04999942927836" calcext:value-type="float">
            <text:p>1,0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E18]*[.$H18]" office:value-type="float" office:value="0.401374326545407" calcext:value-type="float">
            <text:p>0,40</text:p>
          </table:table-cell>
          <table:table-cell table:style-name="ce1" table:formula="of:=[.F18]*[.$H18]" office:value-type="float" office:value="0.614449586316425" calcext:value-type="float">
            <text:p>0,61</text:p>
          </table:table-cell>
          <table:table-cell table:style-name="ce1" table:formula="of:=[.G18]*[.$H18]" office:value-type="float" office:value="0.884510089979693" calcext:value-type="float">
            <text:p>0,88</text:p>
          </table:table-cell>
          <table:table-cell table:style-name="ce1" table:formula="of:=6/([.A18]+5) + 0.1" office:value-type="float" office:value="0.385714285714286" calcext:value-type="float">
            <text:p>0,39</text:p>
          </table:table-cell>
          <table:table-cell table:style-name="ce1" table:formula="of:=4/([.A18]+5) + 0.4" office:value-type="float" office:value="0.590476190476191" calcext:value-type="float">
            <text:p>0,59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8])))" office:value-type="float" office:value="1.04060010585846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E19]*[.$H19]" office:value-type="float" office:value="0.378582118028579" calcext:value-type="float">
            <text:p>0,38</text:p>
          </table:table-cell>
          <table:table-cell table:style-name="ce1" table:formula="of:=[.F19]*[.$H19]" office:value-type="float" office:value="0.590957452532416" calcext:value-type="float">
            <text:p>0,59</text:p>
          </table:table-cell>
          <table:table-cell table:style-name="ce1" table:formula="of:=[.G19]*[.$H19]" office:value-type="float" office:value="0.863351903309076" calcext:value-type="float">
            <text:p>0,86</text:p>
          </table:table-cell>
          <table:table-cell table:style-name="ce1" table:formula="of:=6/([.A19]+5) + 0.1" office:value-type="float" office:value="0.372727272727273" calcext:value-type="float">
            <text:p>0,37</text:p>
          </table:table-cell>
          <table:table-cell table:style-name="ce1" table:formula="of:=4/([.A19]+5) + 0.4" office:value-type="float" office:value="0.581818181818182" calcext:value-type="float">
            <text:p>0,58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19])))" office:value-type="float" office:value="1.01570812154009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E20]*[.$H20]" office:value-type="float" office:value="0.355392304780936" calcext:value-type="float">
            <text:p>0,36</text:p>
          </table:table-cell>
          <table:table-cell table:style-name="ce1" table:formula="of:=[.F20]*[.$H20]" office:value-type="float" office:value="0.56520221965161" calcext:value-type="float">
            <text:p>0,57</text:p>
          </table:table-cell>
          <table:table-cell table:style-name="ce1" table:formula="of:=[.G20]*[.$H20]" office:value-type="float" office:value="0.837098741984013" calcext:value-type="float">
            <text:p>0,84</text:p>
          </table:table-cell>
          <table:table-cell table:style-name="ce1" table:formula="of:=6/([.A20]+5) + 0.1" office:value-type="float" office:value="0.360869565217391" calcext:value-type="float">
            <text:p>0,36</text:p>
          </table:table-cell>
          <table:table-cell table:style-name="ce1" table:formula="of:=4/([.A20]+5) + 0.4" office:value-type="float" office:value="0.573913043478261" calcext:value-type="float">
            <text:p>0,57</text:p>
          </table:table-cell>
          <table:table-cell table:style-name="ce1" office:value-type="float" office:value="0.85" calcext:value-type="float">
            <text:p>0,85</text:p>
          </table:table-cell>
          <table:table-cell table:style-name="ce1" table:formula="of:=(1-0.05*(COS(2*3.14/10*[.$A20])))" office:value-type="float" office:value="0.984822049392956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E21]*[.$H21]" office:value-type="float" office:value="0.335904714697934" calcext:value-type="float">
            <text:p>0,34</text:p>
          </table:table-cell>
          <table:table-cell table:style-name="ce1" table:formula="of:=[.F21]*[.$H21]" office:value-type="float" office:value="0.543845728558559" calcext:value-type="float">
            <text:p>0,54</text:p>
          </table:table-cell>
          <table:table-cell table:style-name="ce1" table:formula="of:=[.G21]*[.$H21]" office:value-type="float" office:value="0" calcext:value-type="float">
            <text:p>0,00</text:p>
          </table:table-cell>
          <table:table-cell table:style-name="ce1" table:formula="of:=6/([.A21]+5) + 0.1" office:value-type="float" office:value="0.35" calcext:value-type="float">
            <text:p>0,35</text:p>
          </table:table-cell>
          <table:table-cell table:style-name="ce1" table:formula="of:=4/([.A21]+5) + 0.4" office:value-type="float" office:value="0.566666666666667" calcext:value-type="float">
            <text:p>0,57</text:p>
          </table:table-cell>
          <table:table-cell table:style-name="ce1"/>
          <table:table-cell table:style-name="ce1" table:formula="of:=(1-0.05*(COS(2*3.14/10*[.$A21])))" office:value-type="float" office:value="0.959727756279811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E22]*[.$H22]" office:value-type="float" office:value="0.323000344969015" calcext:value-type="float">
            <text:p>0,32</text:p>
          </table:table-cell>
          <table:table-cell table:style-name="ce1" table:formula="of:=[.F22]*[.$H22]" office:value-type="float" office:value="0.532000568184261" calcext:value-type="float">
            <text:p>0,53</text:p>
          </table:table-cell>
          <table:table-cell table:style-name="ce1" table:formula="of:=[.G22]*[.$H22]" office:value-type="float" office:value="0" calcext:value-type="float">
            <text:p>0,00</text:p>
          </table:table-cell>
          <table:table-cell table:style-name="ce1" table:formula="of:=6/([.A22]+5) + 0.1" office:value-type="float" office:value="0.34" calcext:value-type="float">
            <text:p>0,34</text:p>
          </table:table-cell>
          <table:table-cell table:style-name="ce1" table:formula="of:=4/([.A22]+5) + 0.4" office:value-type="float" office:value="0.56" calcext:value-type="float">
            <text:p>0,56</text:p>
          </table:table-cell>
          <table:table-cell table:style-name="ce1"/>
          <table:table-cell table:style-name="ce1" table:formula="of:=(1-0.05*(COS(2*3.14/10*[.$A22])))" office:value-type="float" office:value="0.950001014614751" calcext:value-type="float">
            <text:p>0,9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E23]*[.$H23]" office:value-type="float" office:value="0.317324608541096" calcext:value-type="float">
            <text:p>0,32</text:p>
          </table:table-cell>
          <table:table-cell table:style-name="ce1" table:formula="of:=[.F23]*[.$H23]" office:value-type="float" office:value="0.531334228254859" calcext:value-type="float">
            <text:p>0,53</text:p>
          </table:table-cell>
          <table:table-cell table:style-name="ce1" table:formula="of:=[.G23]*[.$H23]" office:value-type="float" office:value="0" calcext:value-type="float">
            <text:p>0,00</text:p>
          </table:table-cell>
          <table:table-cell table:style-name="ce1" table:formula="of:=6/([.A23]+5) + 0.1" office:value-type="float" office:value="0.330769230769231" calcext:value-type="float">
            <text:p>0,33</text:p>
          </table:table-cell>
          <table:table-cell table:style-name="ce1" table:formula="of:=4/([.A23]+5) + 0.4" office:value-type="float" office:value="0.553846153846154" calcext:value-type="float">
            <text:p>0,55</text:p>
          </table:table-cell>
          <table:table-cell table:style-name="ce1"/>
          <table:table-cell table:style-name="ce1" table:formula="of:=(1-0.05*(COS(2*3.14/10*[.$A23])))" office:value-type="float" office:value="0.959353467682384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E24]*[.$H24]" office:value-type="float" office:value="0.317136362559062" calcext:value-type="float">
            <text:p>0,32</text:p>
          </table:table-cell>
          <table:table-cell table:style-name="ce1" table:formula="of:=[.F24]*[.$H24]" office:value-type="float" office:value="0.539496340905071" calcext:value-type="float">
            <text:p>0,54</text:p>
          </table:table-cell>
          <table:table-cell table:style-name="ce1" table:formula="of:=[.G24]*[.$H24]" office:value-type="float" office:value="0" calcext:value-type="float">
            <text:p>0,00</text:p>
          </table:table-cell>
          <table:table-cell table:style-name="ce1" table:formula="of:=6/([.A24]+5) + 0.1" office:value-type="float" office:value="0.322222222222222" calcext:value-type="float">
            <text:p>0,32</text:p>
          </table:table-cell>
          <table:table-cell table:style-name="ce1" table:formula="of:=4/([.A24]+5) + 0.4" office:value-type="float" office:value="0.548148148148148" calcext:value-type="float">
            <text:p>0,55</text:p>
          </table:table-cell>
          <table:table-cell table:style-name="ce1"/>
          <table:table-cell table:style-name="ce1" table:formula="of:=(1-0.05*(COS(2*3.14/10*[.$A24])))" office:value-type="float" office:value="0.984216297597088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E25]*[.$H25]" office:value-type="float" office:value="0.319032074857824" calcext:value-type="float">
            <text:p>0,32</text:p>
          </table:table-cell>
          <table:table-cell table:style-name="ce1" table:formula="of:=[.F25]*[.$H25]" office:value-type="float" office:value="0.55105540202715" calcext:value-type="float">
            <text:p>0,55</text:p>
          </table:table-cell>
          <table:table-cell table:style-name="ce1" table:formula="of:=[.G25]*[.$H25]" office:value-type="float" office:value="0" calcext:value-type="float">
            <text:p>0,00</text:p>
          </table:table-cell>
          <table:table-cell table:style-name="ce1" table:formula="of:=6/([.A25]+5) + 0.1" office:value-type="float" office:value="0.314285714285714" calcext:value-type="float">
            <text:p>0,31</text:p>
          </table:table-cell>
          <table:table-cell table:style-name="ce1" table:formula="of:=4/([.A25]+5) + 0.4" office:value-type="float" office:value="0.542857142857143" calcext:value-type="float">
            <text:p>0,54</text:p>
          </table:table-cell>
          <table:table-cell table:style-name="ce1"/>
          <table:table-cell table:style-name="ce1" table:formula="of:=(1-0.05*(COS(2*3.14/10*[.$A25])))" office:value-type="float" office:value="1.0151020563658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E26]*[.$H26]" office:value-type="float" office:value="0.319241464507048" calcext:value-type="float">
            <text:p>0,32</text:p>
          </table:table-cell>
          <table:table-cell table:style-name="ce1" table:formula="of:=[.F26]*[.$H26]" office:value-type="float" office:value="0" calcext:value-type="float">
            <text:p>0,00</text:p>
          </table:table-cell>
          <table:table-cell table:style-name="ce1" table:formula="of:=[.G26]*[.$H26]" office:value-type="float" office:value="0" calcext:value-type="float">
            <text:p>0,00</text:p>
          </table:table-cell>
          <table:table-cell table:style-name="ce1" table:formula="of:=6/([.A26]+5) + 0.1" office:value-type="float" office:value="0.306896551724138" calcext:value-type="float">
            <text:p>0,31</text:p>
          </table:table-cell>
          <table:table-cell table:style-name="ce1" table:number-columns-repeated="2"/>
          <table:table-cell table:style-name="ce1" table:formula="of:=(1-0.05*(COS(2*3.14/10*[.$A26])))" office:value-type="float" office:value="1.04022499670836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E27]*[.$H27]" office:value-type="float" office:value="0.31499952440024" calcext:value-type="float">
            <text:p>0,31</text:p>
          </table:table-cell>
          <table:table-cell table:style-name="ce1" table:formula="of:=[.F27]*[.$H27]" office:value-type="float" office:value="0" calcext:value-type="float">
            <text:p>0,00</text:p>
          </table:table-cell>
          <table:table-cell table:style-name="ce1" table:formula="of:=[.G27]*[.$H27]" office:value-type="float" office:value="0" calcext:value-type="float">
            <text:p>0,00</text:p>
          </table:table-cell>
          <table:table-cell table:style-name="ce1" table:formula="of:=6/([.A27]+5) + 0.1" office:value-type="float" office:value="0.3" calcext:value-type="float">
            <text:p>0,30</text:p>
          </table:table-cell>
          <table:table-cell table:style-name="ce1" table:number-columns-repeated="2"/>
          <table:table-cell table:style-name="ce1" table:formula="of:=(1-0.05*(COS(2*3.14/10*[.$A27])))" office:value-type="float" office:value="1.04999841466747" calcext:value-type="float">
            <text:p>1,0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E28]*[.$H28]" office:value-type="float" office:value="0.305493709246537" calcext:value-type="float">
            <text:p>0,31</text:p>
          </table:table-cell>
          <table:table-cell table:style-name="ce1" table:formula="of:=[.F28]*[.$H28]" office:value-type="float" office:value="0" calcext:value-type="float">
            <text:p>0,00</text:p>
          </table:table-cell>
          <table:table-cell table:style-name="ce1" table:formula="of:=[.G28]*[.$H28]" office:value-type="float" office:value="0" calcext:value-type="float">
            <text:p>0,00</text:p>
          </table:table-cell>
          <table:table-cell table:style-name="ce1" table:formula="of:=6/([.A28]+5) + 0.1" office:value-type="float" office:value="0.293548387096774" calcext:value-type="float">
            <text:p>0,29</text:p>
          </table:table-cell>
          <table:table-cell table:style-name="ce1" table:number-columns-repeated="2"/>
          <table:table-cell table:style-name="ce1" table:formula="of:=(1-0.05*(COS(2*3.14/10*[.$A28])))" office:value-type="float" office:value="1.04069285567502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E29]*[.$H29]" office:value-type="float" office:value="0.292059532428528" calcext:value-type="float">
            <text:p>0,29</text:p>
          </table:table-cell>
          <table:table-cell table:style-name="ce1" table:formula="of:=[.F29]*[.$H29]" office:value-type="float" office:value="0" calcext:value-type="float">
            <text:p>0,00</text:p>
          </table:table-cell>
          <table:table-cell table:style-name="ce1" table:formula="of:=[.G29]*[.$H29]" office:value-type="float" office:value="0" calcext:value-type="float">
            <text:p>0,00</text:p>
          </table:table-cell>
          <table:table-cell table:style-name="ce1" table:formula="of:=6/([.A29]+5) + 0.1" office:value-type="float" office:value="0.2875" calcext:value-type="float">
            <text:p>0,29</text:p>
          </table:table-cell>
          <table:table-cell table:style-name="ce1" table:number-columns-repeated="2"/>
          <table:table-cell table:style-name="ce1" table:formula="of:=(1-0.05*(COS(2*3.14/10*[.$A29])))" office:value-type="float" office:value="1.01585924322966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E30]*[.$H30]" office:value-type="float" office:value="0.277583546924155" calcext:value-type="float">
            <text:p>0,28</text:p>
          </table:table-cell>
          <table:table-cell table:style-name="ce1" table:formula="of:=[.F30]*[.$H30]" office:value-type="float" office:value="0" calcext:value-type="float">
            <text:p>0,00</text:p>
          </table:table-cell>
          <table:table-cell table:style-name="ce1" table:formula="of:=[.G30]*[.$H30]" office:value-type="float" office:value="0" calcext:value-type="float">
            <text:p>0,00</text:p>
          </table:table-cell>
          <table:table-cell table:style-name="ce1" table:formula="of:=6/([.A30]+5) + 0.1" office:value-type="float" office:value="0.281818181818182" calcext:value-type="float">
            <text:p>0,28</text:p>
          </table:table-cell>
          <table:table-cell table:style-name="ce1" table:number-columns-repeated="2"/>
          <table:table-cell table:style-name="ce1" table:formula="of:=(1-0.05*(COS(2*3.14/10*[.$A30])))" office:value-type="float" office:value="0.984973876182484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E31]*[.$H31]" office:value-type="float" office:value="0.265362650351712" calcext:value-type="float">
            <text:p>0,27</text:p>
          </table:table-cell>
          <table:table-cell table:style-name="ce1" table:formula="of:=[.F31]*[.$H31]" office:value-type="float" office:value="0" calcext:value-type="float">
            <text:p>0,00</text:p>
          </table:table-cell>
          <table:table-cell table:style-name="ce1" table:formula="of:=[.G31]*[.$H31]" office:value-type="float" office:value="0" calcext:value-type="float">
            <text:p>0,00</text:p>
          </table:table-cell>
          <table:table-cell table:style-name="ce1" table:formula="of:=6/([.A31]+5) + 0.1" office:value-type="float" office:value="0.276470588235294" calcext:value-type="float">
            <text:p>0,28</text:p>
          </table:table-cell>
          <table:table-cell table:style-name="ce1" table:number-columns-repeated="2"/>
          <table:table-cell table:style-name="ce1" table:formula="of:=(1-0.05*(COS(2*3.14/10*[.$A31])))" office:value-type="float" office:value="0.959822352335981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E32]*[.$H32]" office:value-type="float" office:value="0.257857762494246" calcext:value-type="float">
            <text:p>0,26</text:p>
          </table:table-cell>
          <table:table-cell table:style-name="ce1" table:formula="of:=[.F32]*[.$H32]" office:value-type="float" office:value="0" calcext:value-type="float">
            <text:p>0,00</text:p>
          </table:table-cell>
          <table:table-cell table:style-name="ce1" table:formula="of:=[.G32]*[.$H32]" office:value-type="float" office:value="0" calcext:value-type="float">
            <text:p>0,00</text:p>
          </table:table-cell>
          <table:table-cell table:style-name="ce1" table:formula="of:=6/([.A32]+5) + 0.1" office:value-type="float" office:value="0.271428571428571" calcext:value-type="float">
            <text:p>0,27</text:p>
          </table:table-cell>
          <table:table-cell table:style-name="ce1" table:number-columns-repeated="2"/>
          <table:table-cell table:style-name="ce1" table:formula="of:=(1-0.05*(COS(2*3.14/10*[.$A32])))" office:value-type="float" office:value="0.95000228287354" calcext:value-type="float">
            <text:p>0,9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E33]*[.$H33]" office:value-type="float" office:value="0.255802913116491" calcext:value-type="float">
            <text:p>0,26</text:p>
          </table:table-cell>
          <table:table-cell table:style-name="ce1" table:formula="of:=[.F33]*[.$H33]" office:value-type="float" office:value="0" calcext:value-type="float">
            <text:p>0,00</text:p>
          </table:table-cell>
          <table:table-cell table:style-name="ce1" table:formula="of:=[.G33]*[.$H33]" office:value-type="float" office:value="0" calcext:value-type="float">
            <text:p>0,00</text:p>
          </table:table-cell>
          <table:table-cell table:style-name="ce1" table:formula="of:=6/([.A33]+5) + 0.1" office:value-type="float" office:value="0.266666666666667" calcext:value-type="float">
            <text:p>0,27</text:p>
          </table:table-cell>
          <table:table-cell table:style-name="ce1" table:number-columns-repeated="2"/>
          <table:table-cell table:style-name="ce1" table:formula="of:=(1-0.05*(COS(2*3.14/10*[.$A33])))" office:value-type="float" office:value="0.959260924186842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E34]*[.$H34]" office:value-type="float" office:value="0.257984675266522" calcext:value-type="float">
            <text:p>0,26</text:p>
          </table:table-cell>
          <table:table-cell table:style-name="ce1" table:formula="of:=[.F34]*[.$H34]" office:value-type="float" office:value="0" calcext:value-type="float">
            <text:p>0,00</text:p>
          </table:table-cell>
          <table:table-cell table:style-name="ce1" table:formula="of:=[.G34]*[.$H34]" office:value-type="float" office:value="0" calcext:value-type="float">
            <text:p>0,00</text:p>
          </table:table-cell>
          <table:table-cell table:style-name="ce1" table:formula="of:=6/([.A34]+5) + 0.1" office:value-type="float" office:value="0.262162162162162" calcext:value-type="float">
            <text:p>0,26</text:p>
          </table:table-cell>
          <table:table-cell table:style-name="ce1" table:number-columns-repeated="2"/>
          <table:table-cell table:style-name="ce1" table:formula="of:=(1-0.05*(COS(2*3.14/10*[.$A34])))" office:value-type="float" office:value="0.984065256171268" calcext:value-type="float">
            <text:p>0,98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E35]*[.$H35]" office:value-type="float" office:value="0.26175030265571" calcext:value-type="float">
            <text:p>0,26</text:p>
          </table:table-cell>
          <table:table-cell table:style-name="ce1" table:formula="of:=[.F35]*[.$H35]" office:value-type="float" office:value="0" calcext:value-type="float">
            <text:p>0,00</text:p>
          </table:table-cell>
          <table:table-cell table:style-name="ce1" table:formula="of:=[.G35]*[.$H35]" office:value-type="float" office:value="0" calcext:value-type="float">
            <text:p>0,00</text:p>
          </table:table-cell>
          <table:table-cell table:style-name="ce1" table:formula="of:=6/([.A35]+5) + 0.1" office:value-type="float" office:value="0.257894736842105" calcext:value-type="float">
            <text:p>0,26</text:p>
          </table:table-cell>
          <table:table-cell table:style-name="ce1" table:number-columns-repeated="2"/>
          <table:table-cell table:style-name="ce1" table:formula="of:=(1-0.05*(COS(2*3.14/10*[.$A35])))" office:value-type="float" office:value="1.01495015315479" calcext:value-type="float">
            <text:p>1,01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E36]*[.$H36]" office:value-type="float" office:value="0.264033049933384" calcext:value-type="float">
            <text:p>0,26</text:p>
          </table:table-cell>
          <table:table-cell table:style-name="ce1" table:formula="of:=[.F36]*[.$H36]" office:value-type="float" office:value="0" calcext:value-type="float">
            <text:p>0,00</text:p>
          </table:table-cell>
          <table:table-cell table:style-name="ce1" table:formula="of:=[.G36]*[.$H36]" office:value-type="float" office:value="0" calcext:value-type="float">
            <text:p>0,00</text:p>
          </table:table-cell>
          <table:table-cell table:style-name="ce1" table:formula="of:=6/([.A36]+5) + 0.1" office:value-type="float" office:value="0.253846153846154" calcext:value-type="float">
            <text:p>0,25</text:p>
          </table:table-cell>
          <table:table-cell table:style-name="ce1" table:number-columns-repeated="2"/>
          <table:table-cell table:style-name="ce1" table:formula="of:=(1-0.05*(COS(2*3.14/10*[.$A36])))" office:value-type="float" office:value="1.04013019670727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E37]*[.$H37]" office:value-type="float" office:value="0.262499223191" calcext:value-type="float">
            <text:p>0,26</text:p>
          </table:table-cell>
          <table:table-cell table:style-name="ce1" table:formula="of:=[.F37]*[.$H37]" office:value-type="float" office:value="0" calcext:value-type="float">
            <text:p>0,00</text:p>
          </table:table-cell>
          <table:table-cell table:style-name="ce1" table:formula="of:=[.G37]*[.$H37]" office:value-type="float" office:value="0" calcext:value-type="float">
            <text:p>0,00</text:p>
          </table:table-cell>
          <table:table-cell table:style-name="ce1" table:formula="of:=6/([.A37]+5) + 0.1" office:value-type="float" office:value="0.25" calcext:value-type="float">
            <text:p>0,25</text:p>
          </table:table-cell>
          <table:table-cell table:style-name="ce1" table:number-columns-repeated="2"/>
          <table:table-cell table:style-name="ce1" table:formula="of:=(1-0.05*(COS(2*3.14/10*[.$A37])))" office:value-type="float" office:value="1.049996892764" calcext:value-type="float">
            <text:p>1,05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E38]*[.$H38]" office:value-type="float" office:value="0.256388547449013" calcext:value-type="float">
            <text:p>0,26</text:p>
          </table:table-cell>
          <table:table-cell table:style-name="ce1" table:formula="of:=[.F38]*[.$H38]" office:value-type="float" office:value="0" calcext:value-type="float">
            <text:p>0,00</text:p>
          </table:table-cell>
          <table:table-cell table:style-name="ce1" table:formula="of:=[.G38]*[.$H38]" office:value-type="float" office:value="0" calcext:value-type="float">
            <text:p>0,00</text:p>
          </table:table-cell>
          <table:table-cell table:style-name="ce1" table:formula="of:=6/([.A38]+5) + 0.1" office:value-type="float" office:value="0.246341463414634" calcext:value-type="float">
            <text:p>0,25</text:p>
          </table:table-cell>
          <table:table-cell table:style-name="ce1" table:number-columns-repeated="2"/>
          <table:table-cell table:style-name="ce1" table:formula="of:=(1-0.05*(COS(2*3.14/10*[.$A38])))" office:value-type="float" office:value="1.04078519261481" calcext:value-type="float">
            <text:p>1,04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E39]*[.$H39]" office:value-type="float" office:value="0" calcext:value-type="float">
            <text:p>0,00</text:p>
          </table:table-cell>
          <table:table-cell table:style-name="ce1" table:formula="of:=[.F39]*[.$H39]" office:value-type="float" office:value="0" calcext:value-type="float">
            <text:p>0,00</text:p>
          </table:table-cell>
          <table:table-cell table:style-name="ce1" table:formula="of:=[.G39]*[.$H39]" office:value-type="float" office:value="0" calcext:value-type="float">
            <text:p>0,00</text:p>
          </table:table-cell>
          <table:table-cell table:style-name="ce1" table:number-columns-repeated="3"/>
          <table:table-cell table:style-name="ce1" table:formula="of:=(1-0.05*(COS(2*3.14/10*[.$A39])))" office:value-type="float" office:value="1.01601020400861" calcext:value-type="float">
            <text:p>1,02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E40]*[.$H40]" office:value-type="float" office:value="0" calcext:value-type="float">
            <text:p>0,00</text:p>
          </table:table-cell>
          <table:table-cell table:style-name="ce1" table:formula="of:=[.F40]*[.$H40]" office:value-type="float" office:value="0" calcext:value-type="float">
            <text:p>0,00</text:p>
          </table:table-cell>
          <table:table-cell table:style-name="ce1" table:formula="of:=[.G40]*[.$H40]" office:value-type="float" office:value="0" calcext:value-type="float">
            <text:p>0,00</text:p>
          </table:table-cell>
          <table:table-cell table:style-name="ce1" table:number-columns-repeated="3"/>
          <table:table-cell table:style-name="ce1" table:formula="of:=(1-0.05*(COS(2*3.14/10*[.$A40])))" office:value-type="float" office:value="0.985125855429667" calcext:value-type="float">
            <text:p>0,99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E41]*[.$H41]" office:value-type="float" office:value="0" calcext:value-type="float">
            <text:p>0,00</text:p>
          </table:table-cell>
          <table:table-cell table:style-name="ce1" table:formula="of:=[.F41]*[.$H41]" office:value-type="float" office:value="0" calcext:value-type="float">
            <text:p>0,00</text:p>
          </table:table-cell>
          <table:table-cell table:style-name="ce1" table:formula="of:=[.G41]*[.$H41]" office:value-type="float" office:value="0" calcext:value-type="float">
            <text:p>0,00</text:p>
          </table:table-cell>
          <table:table-cell table:style-name="ce1" table:number-columns-repeated="3"/>
          <table:table-cell table:style-name="ce1" table:formula="of:=(1-0.05*(COS(2*3.14/10*[.$A41])))" office:value-type="float" office:value="0.959917356041525" calcext:value-type="float">
            <text:p>0,96</text:p>
          </table:table-cell>
          <table:table-cell table:style-name="Default"/>
          <table:table-cell table:style-name="ce1"/>
          <table:table-cell/>
          <table:table-cell table:style-name="ce1"/>
          <table:table-cell table:number-columns-repeated="5"/>
        </table:table-row>
        <table:table-row table:style-name="ro1" table:number-rows-repeated="104853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4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" number:min-decimal-places="1" number:min-integer-digits="1" number:grouping="true"/>
    </number:number-style>
    <number:number-style style:name="N144">
      <number:number number:decimal-places="3" number:min-decimal-places="3" number:min-integer-digits="1"/>
    </number:number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number-style style:name="N10119" number:language="ru" number:country="RU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20:38:58.983758520</meta:creation-date>
    <meta:generator>LibreOffice/24.2.7.2$Linux_X86_64 LibreOffice_project/420$Build-2</meta:generator>
    <dc:date>2025-05-17T17:50:20.480464080</dc:date>
    <meta:editing-duration>P1DT3H57M55S</meta:editing-duration>
    <meta:editing-cycles>24</meta:editing-cycles>
    <meta:document-statistic meta:table-count="2" meta:cell-count="45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3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width="0.06cm" svg:stroke-color="#b3b3b3"/>
    </style:style>
    <style:style style:name="ch7" style:family="chart">
      <style:graphic-properties svg:stroke-width="0.04cm" svg:stroke-color="#dddddd"/>
    </style:style>
    <style:style style:name="ch8" style:family="chart" style:data-style-name="N143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0084d1" draw:fill-color="#0084d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4cm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31cm" svg:height="8.795cm" xlink:href=".." xlink:type="simple" chart:class="chart:scatter" chart:style-name="ch1">
        <chart:legend chart:legend-position="end" svg:x="14.684cm" svg:y="2.717cm" style:legend-expansion="custom" svg:width="2.409cm" svg:height="3.151cm" style:legend-expansion-aspect-ratio="0.764519200253888" chart:style-name="ch2"/>
        <chart:plot-area chart:style-name="ch3" table:cell-range-address="'s-at-t-8000_2'.A1:'s-at-t-8000_2'.D41" chart:data-source-has-labels="row" svg:x="0.817cm" svg:y="0.183cm" svg:width="13.79cm" svg:height="7.99cm">
          <chart:coordinate-region svg:x="1.729cm" svg:y="0.383cm" svg:width="12.691cm" svg:height="7.143cm"/>
          <chart:axis chart:dimension="x" chart:name="primary-x" chart:style-name="ch4">
            <chart:title svg:x="7.893cm" svg:y="8.102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4.194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s-at-t-8000_2'.B1:'s-at-t-8000_2'.B41" chart:label-cell-address="'s-at-t-8000_2'.B1:'s-at-t-8000_2'.B1" chart:class="chart:scatter">
            <chart:domain table:cell-range-address="'s-at-t-8000_2'.A1:'s-at-t-8000_2'.A41"/>
            <chart:data-point chart:repeated="41"/>
          </chart:series>
          <chart:series chart:style-name="ch11" chart:values-cell-range-address="'s-at-t-8000_2'.C2:'s-at-t-8000_2'.C41" chart:label-cell-address="'s-at-t-8000_2'.C1:'s-at-t-8000_2'.C1" chart:class="chart:scatter">
            <chart:domain table:cell-range-address="'s-at-t-8000_2'.A2:'s-at-t-8000_2'.A41"/>
            <chart:data-point chart:repeated="40"/>
          </chart:series>
          <chart:series chart:style-name="ch12" chart:values-cell-range-address="'s-at-t-8000_2'.D2:'s-at-t-8000_2'.D41" chart:label-cell-address="'s-at-t-8000_2'.D1:'s-at-t-8000_2'.D1" chart:class="chart:scatter">
            <chart:domain table:cell-range-address="'s-at-t-8000_2'.A2:'s-at-t-8000_2'.A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=100</text:p>
                <draw:g>
                  <svg:desc>'s-at-t-8000_2'.B1:'s-at-t-8000_2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50</text:p>
                <draw:g>
                  <svg:desc>'s-at-t-8000_2'.C1:'s-at-t-8000_2'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10</text:p>
                <draw:g>
                  <svg:desc>'s-at-t-8000_2'.D1:'s-at-t-8000_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-at-t-8000_2'.A1:'s-at-t-8000_2'.A41</svg:desc>
                </draw:g>
              </table:table-cell>
              <table:table-cell office:value-type="float" office:value="NaN">
                <text:p>NaN</text:p>
                <draw:g>
                  <svg:desc>'s-at-t-8000_2'.B1:'s-at-t-8000_2'.B41</svg:desc>
                </draw:g>
              </table:table-cell>
              <table:table-cell office:value-type="float" office:value="0">
                <text:p>0</text:p>
                <draw:g>
                  <svg:desc>'s-at-t-8000_2'.A2:'s-at-t-8000_2'.A41</svg:desc>
                </draw:g>
              </table:table-cell>
              <table:table-cell office:value-type="float" office:value="0.96">
                <text:p>0.96</text:p>
                <draw:g>
                  <svg:desc>'s-at-t-8000_2'.C2:'s-at-t-8000_2'.C41</svg:desc>
                </draw:g>
              </table:table-cell>
              <table:table-cell office:value-type="float" office:value="0">
                <text:p>0</text:p>
                <draw:g>
                  <svg:desc>'s-at-t-8000_2'.A2:'s-at-t-8000_2'.A41</svg:desc>
                </draw:g>
              </table:table-cell>
              <table:table-cell office:value-type="float" office:value="0.93">
                <text:p>0.93</text:p>
                <draw:g>
                  <svg:desc>'s-at-t-8000_2'.D2:'s-at-t-8000_2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  <table:table-cell office:value-type="float" office:value="0.97">
                <text:p>0.97</text:p>
              </table:table-cell>
              <table:table-cell office:value-type="float" office:value="2">
                <text:p>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99">
                <text:p>0.99</text:p>
              </table:table-cell>
              <table:table-cell office:value-type="float" office:value="3">
                <text:p>3</text:p>
              </table:table-cell>
              <table:table-cell office:value-type="float" office:value="0.91386486140751">
                <text:p>0.91386486140751</text:p>
              </table:table-cell>
              <table:table-cell office:value-type="float" office:value="3">
                <text:p>3</text:p>
              </table:table-cell>
              <table:table-cell office:value-type="float" office:value="0.863094591329315">
                <text:p>0.863094591329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863094591329315">
                <text:p>0.863094591329315</text:p>
              </table:table-cell>
              <table:table-cell office:value-type="float" office:value="4">
                <text:p>4</text:p>
              </table:table-cell>
              <table:table-cell office:value-type="float" office:value="0.878571291373593">
                <text:p>0.878571291373593</text:p>
              </table:table-cell>
              <table:table-cell office:value-type="float" office:value="4">
                <text:p>4</text:p>
              </table:table-cell>
              <table:table-cell office:value-type="float" office:value="0.884351365658946">
                <text:p>0.8843513656589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797650251378657">
                <text:p>0.797650251378657</text:p>
              </table:table-cell>
              <table:table-cell office:value-type="float" office:value="5">
                <text:p>5</text:p>
              </table:table-cell>
              <table:table-cell office:value-type="float" office:value="0.839999949269102">
                <text:p>0.839999949269102</text:p>
              </table:table-cell>
              <table:table-cell office:value-type="float" office:value="5">
                <text:p>5</text:p>
              </table:table-cell>
              <table:table-cell office:value-type="float" office:value="0.89249994609842">
                <text:p>0.89249994609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734999955610464">
                <text:p>0.734999955610464</text:p>
              </table:table-cell>
              <table:table-cell office:value-type="float" office:value="6">
                <text:p>6</text:p>
              </table:table-cell>
              <table:table-cell office:value-type="float" office:value="0.794568939135644">
                <text:p>0.794568939135644</text:p>
              </table:table-cell>
              <table:table-cell office:value-type="float" office:value="6">
                <text:p>6</text:p>
              </table:table-cell>
              <table:table-cell office:value-type="float" office:value="0.88443090249027">
                <text:p>0.884430902490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671599936650365">
                <text:p>0.671599936650365</text:p>
              </table:table-cell>
              <table:table-cell office:value-type="float" office:value="7">
                <text:p>7</text:p>
              </table:table-cell>
              <table:table-cell office:value-type="float" office:value="0.744741683013676">
                <text:p>0.744741683013676</text:p>
              </table:table-cell>
              <table:table-cell office:value-type="float" office:value="7">
                <text:p>7</text:p>
              </table:table-cell>
              <table:table-cell office:value-type="float" office:value="0.863223314402215">
                <text:p>0.863223314402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609334104283916">
                <text:p>0.609334104283916</text:p>
              </table:table-cell>
              <table:table-cell office:value-type="float" office:value="8">
                <text:p>8</text:p>
              </table:table-cell>
              <table:table-cell office:value-type="float" office:value="0.696843651133401">
                <text:p>0.696843651133401</text:p>
              </table:table-cell>
              <table:table-cell office:value-type="float" office:value="8">
                <text:p>8</text:p>
              </table:table-cell>
              <table:table-cell office:value-type="float" office:value="0.836969820111313">
                <text:p>0.836969820111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52930288399329">
                <text:p>0.552930288399329</text:p>
              </table:table-cell>
              <table:table-cell office:value-type="float" office:value="9">
                <text:p>9</text:p>
              </table:table-cell>
              <table:table-cell office:value-type="float" office:value="0.658034447199636">
                <text:p>0.658034447199636</text:p>
              </table:table-cell>
              <table:table-cell office:value-type="float" office:value="9">
                <text:p>9</text:p>
              </table:table-cell>
              <table:table-cell office:value-type="float" office:value="0.815688533507882">
                <text:p>0.815688533507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507234886383053">
                <text:p>0.507234886383053</text:p>
              </table:table-cell>
              <table:table-cell office:value-type="float" office:value="10">
                <text:p>10</text:p>
              </table:table-cell>
              <table:table-cell office:value-type="float" office:value="0.633333502436221">
                <text:p>0.633333502436221</text:p>
              </table:table-cell>
              <table:table-cell office:value-type="float" office:value="10">
                <text:p>10</text:p>
              </table:table-cell>
              <table:table-cell office:value-type="float" office:value="0.807500215606182">
                <text:p>0.807500215606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475000126827166">
                <text:p>0.475000126827166</text:p>
              </table:table-cell>
              <table:table-cell office:value-type="float" office:value="11">
                <text:p>11</text:p>
              </table:table-cell>
              <table:table-cell office:value-type="float" office:value="0.623640175330045">
                <text:p>0.623640175330045</text:p>
              </table:table-cell>
              <table:table-cell office:value-type="float" office:value="11">
                <text:p>11</text:p>
              </table:table-cell>
              <table:table-cell office:value-type="float" office:value="0.815529460046982">
                <text:p>0.815529460046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455737051202725">
                <text:p>0.455737051202725</text:p>
              </table:table-cell>
              <table:table-cell office:value-type="float" office:value="12">
                <text:p>12</text:p>
              </table:table-cell>
              <table:table-cell office:value-type="float" office:value="0.625362881823797">
                <text:p>0.625362881823797</text:p>
              </table:table-cell>
              <table:table-cell office:value-type="float" office:value="12">
                <text:p>12</text:p>
              </table:table-cell>
              <table:table-cell office:value-type="float" office:value="0.836712374292025">
                <text:p>0.836712374292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445860573152152">
                <text:p>0.445860573152152</text:p>
              </table:table-cell>
              <table:table-cell office:value-type="float" office:value="13">
                <text:p>13</text:p>
              </table:table-cell>
              <table:table-cell office:value-type="float" office:value="0.631713479505878">
                <text:p>0.631713479505878</text:p>
              </table:table-cell>
              <table:table-cell office:value-type="float" office:value="13">
                <text:p>13</text:p>
              </table:table-cell>
              <table:table-cell office:value-type="float" office:value="0.862965735396422">
                <text:p>0.862965735396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.439943316084451">
                <text:p>0.439943316084451</text:p>
              </table:table-cell>
              <table:table-cell office:value-type="float" office:value="14">
                <text:p>14</text:p>
              </table:table-cell>
              <table:table-cell office:value-type="float" office:value="0.6351423635539">
                <text:p>0.6351423635539</text:p>
              </table:table-cell>
              <table:table-cell office:value-type="float" office:value="14">
                <text:p>14</text:p>
              </table:table-cell>
              <table:table-cell office:value-type="float" office:value="0.884271480292714">
                <text:p>0.884271480292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.432553851041018">
                <text:p>0.432553851041018</text:p>
              </table:table-cell>
              <table:table-cell office:value-type="float" office:value="15">
                <text:p>15</text:p>
              </table:table-cell>
              <table:table-cell office:value-type="float" office:value="0.629999657567015">
                <text:p>0.629999657567015</text:p>
              </table:table-cell>
              <table:table-cell office:value-type="float" office:value="15">
                <text:p>15</text:p>
              </table:table-cell>
              <table:table-cell office:value-type="float" office:value="0.892499514886604">
                <text:p>0.892499514886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.419999771711343">
                <text:p>0.419999771711343</text:p>
              </table:table-cell>
              <table:table-cell office:value-type="float" office:value="16">
                <text:p>16</text:p>
              </table:table-cell>
              <table:table-cell office:value-type="float" office:value="0.614449586316425">
                <text:p>0.614449586316425</text:p>
              </table:table-cell>
              <table:table-cell office:value-type="float" office:value="16">
                <text:p>16</text:p>
              </table:table-cell>
              <table:table-cell office:value-type="float" office:value="0.884510089979693">
                <text:p>0.884510089979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0.401374326545407">
                <text:p>0.401374326545407</text:p>
              </table:table-cell>
              <table:table-cell office:value-type="float" office:value="17">
                <text:p>17</text:p>
              </table:table-cell>
              <table:table-cell office:value-type="float" office:value="0.590957452532416">
                <text:p>0.590957452532416</text:p>
              </table:table-cell>
              <table:table-cell office:value-type="float" office:value="17">
                <text:p>17</text:p>
              </table:table-cell>
              <table:table-cell office:value-type="float" office:value="0.863351903309076">
                <text:p>0.863351903309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0.378582118028579">
                <text:p>0.378582118028579</text:p>
              </table:table-cell>
              <table:table-cell office:value-type="float" office:value="18">
                <text:p>18</text:p>
              </table:table-cell>
              <table:table-cell office:value-type="float" office:value="0.56520221965161">
                <text:p>0.56520221965161</text:p>
              </table:table-cell>
              <table:table-cell office:value-type="float" office:value="18">
                <text:p>18</text:p>
              </table:table-cell>
              <table:table-cell office:value-type="float" office:value="0.837098741984013">
                <text:p>0.837098741984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355392304780936">
                <text:p>0.355392304780936</text:p>
              </table:table-cell>
              <table:table-cell office:value-type="float" office:value="19">
                <text:p>19</text:p>
              </table:table-cell>
              <table:table-cell office:value-type="float" office:value="0.543845728558559">
                <text:p>0.54384572855855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0.335904714697934">
                <text:p>0.335904714697934</text:p>
              </table:table-cell>
              <table:table-cell office:value-type="float" office:value="20">
                <text:p>20</text:p>
              </table:table-cell>
              <table:table-cell office:value-type="float" office:value="0.532000568184261">
                <text:p>0.53200056818426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323000344969015">
                <text:p>0.323000344969015</text:p>
              </table:table-cell>
              <table:table-cell office:value-type="float" office:value="21">
                <text:p>21</text:p>
              </table:table-cell>
              <table:table-cell office:value-type="float" office:value="0.531334228254859">
                <text:p>0.53133422825485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0.317324608541096">
                <text:p>0.317324608541096</text:p>
              </table:table-cell>
              <table:table-cell office:value-type="float" office:value="22">
                <text:p>22</text:p>
              </table:table-cell>
              <table:table-cell office:value-type="float" office:value="0.539496340905071">
                <text:p>0.53949634090507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0.317136362559062">
                <text:p>0.317136362559062</text:p>
              </table:table-cell>
              <table:table-cell office:value-type="float" office:value="23">
                <text:p>23</text:p>
              </table:table-cell>
              <table:table-cell office:value-type="float" office:value="0.55105540202715">
                <text:p>0.5510554020271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0.319032074857824">
                <text:p>0.3190320748578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.319241464507048">
                <text:p>0.31924146450704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.31499952440024">
                <text:p>0.3149995244002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0.305493709246537">
                <text:p>0.30549370924653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0.292059532428528">
                <text:p>0.2920595324285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277583546924155">
                <text:p>0.27758354692415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.265362650351712">
                <text:p>0.26536265035171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.257857762494246">
                <text:p>0.25785776249424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.255802913116491">
                <text:p>0.25580291311649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.257984675266522">
                <text:p>0.25798467526652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0.26175030265571">
                <text:p>0.2617503026557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.264033049933384">
                <text:p>0.26403304993338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0.262499223191">
                <text:p>0.262499223191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0.256388547449013">
                <text:p>0.25638854744901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3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0" chart:origin="0" chart:interval-major="5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1pt" style:font-size-asian="9pt" style:font-size-complex="9pt"/>
    </style:style>
    <style:style style:name="ch6" style:family="chart">
      <style:graphic-properties svg:stroke-width="0.06cm" svg:stroke-color="#b3b3b3"/>
    </style:style>
    <style:style style:name="ch7" style:family="chart">
      <style:graphic-properties svg:stroke-width="0.04cm" svg:stroke-color="#dddddd"/>
    </style:style>
    <style:style style:name="ch8" style:family="chart" style:data-style-name="N143">
      <style:chart-properties chart:display-label="true" chart:logarithmic="false" chart:minimum="0" chart:maximum="1" chart:origin="0" chart:interval-major="0.2" chart:interval-minor-divisor="2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6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6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width="0.04cm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5cm" svg:height="8.807cm" xlink:href=".." xlink:type="simple" chart:class="chart:scatter" chart:style-name="ch1">
        <chart:legend chart:legend-position="end" svg:x="15.448cm" svg:y="2.72cm" style:legend-expansion="custom" svg:width="4.196cm" svg:height="3.155cm" style:legend-expansion-aspect-ratio="1.32995245641838" chart:style-name="ch2"/>
        <chart:plot-area chart:style-name="ch3" table:cell-range-address="'s-at-t-8000'.A1:'s-at-t-8000'.D41" chart:data-source-has-labels="row" svg:x="1.073cm" svg:y="0.183cm" svg:width="14.013cm" svg:height="7.996cm">
          <chart:coordinate-region svg:x="1.985cm" svg:y="0.382cm" svg:width="12.914cm" svg:height="7.15cm"/>
          <chart:axis chart:dimension="x" chart:name="primary-x" chart:style-name="ch4">
            <chart:title svg:x="9.069cm" svg:y="8.113cm" chart:style-name="ch5">
              <text:p>x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4.199cm" chart:style-name="ch9">
              <text:p>S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's-at-t-8000'.B1:'s-at-t-8000'.B41" chart:label-cell-address="'s-at-t-8000'.B1:'s-at-t-8000'.B1" chart:class="chart:scatter">
            <chart:domain table:cell-range-address="'s-at-t-8000'.A1:'s-at-t-8000'.A41"/>
            <chart:data-point chart:repeated="41"/>
          </chart:series>
          <chart:series chart:style-name="ch11" chart:values-cell-range-address="'s-at-t-8000'.C2:'s-at-t-8000'.C41" chart:label-cell-address="'s-at-t-8000'.C1:'s-at-t-8000'.C1" chart:class="chart:scatter">
            <chart:domain table:cell-range-address="'s-at-t-8000'.A2:'s-at-t-8000'.A41"/>
            <chart:data-point chart:repeated="40"/>
          </chart:series>
          <chart:series chart:style-name="ch12" chart:values-cell-range-address="'s-at-t-8000'.D2:'s-at-t-8000'.D41" chart:label-cell-address="'s-at-t-8000'.D1:'s-at-t-8000'.D1" chart:class="chart:scatter">
            <chart:domain table:cell-range-address="'s-at-t-8000'.A2:'s-at-t-8000'.A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=100,t=1</text:p>
                <draw:g>
                  <svg:desc>'s-at-t-8000'.B1:'s-at-t-8000'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50,t=2</text:p>
                <draw:g>
                  <svg:desc>'s-at-t-8000'.C1:'s-at-t-8000'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Q=10,t=10</text:p>
                <draw:g>
                  <svg:desc>'s-at-t-8000'.D1:'s-at-t-800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-at-t-8000'.A1:'s-at-t-8000'.A41</svg:desc>
                </draw:g>
              </table:table-cell>
              <table:table-cell office:value-type="float" office:value="NaN">
                <text:p>NaN</text:p>
                <draw:g>
                  <svg:desc>'s-at-t-8000'.B1:'s-at-t-8000'.B41</svg:desc>
                </draw:g>
              </table:table-cell>
              <table:table-cell office:value-type="float" office:value="0">
                <text:p>0</text:p>
                <draw:g>
                  <svg:desc>'s-at-t-8000'.A2:'s-at-t-8000'.A41</svg:desc>
                </draw:g>
              </table:table-cell>
              <table:table-cell office:value-type="float" office:value="0.708374471835507">
                <text:p>0.708374471835507</text:p>
                <draw:g>
                  <svg:desc>'s-at-t-8000'.C2:'s-at-t-8000'.C41</svg:desc>
                </draw:g>
              </table:table-cell>
              <table:table-cell office:value-type="float" office:value="0">
                <text:p>0</text:p>
                <draw:g>
                  <svg:desc>'s-at-t-8000'.A2:'s-at-t-8000'.A41</svg:desc>
                </draw:g>
              </table:table-cell>
              <table:table-cell office:value-type="float" office:value="0.818116946476701">
                <text:p>0.818116946476701</text:p>
                <draw:g>
                  <svg:desc>'s-at-t-8000'.D2:'s-at-t-8000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92196599851529">
                <text:p>0.592196599851529</text:p>
              </table:table-cell>
              <table:table-cell office:value-type="float" office:value="1">
                <text:p>1</text:p>
              </table:table-cell>
              <table:table-cell office:value-type="float" office:value="0.685539416810827">
                <text:p>0.685539416810827</text:p>
              </table:table-cell>
              <table:table-cell office:value-type="float" office:value="1">
                <text:p>1</text:p>
              </table:table-cell>
              <table:table-cell office:value-type="float" office:value="0.803452238950286">
                <text:p>0.803452238950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652358231591048">
                <text:p>0.652358231591048</text:p>
              </table:table-cell>
              <table:table-cell office:value-type="float" office:value="2">
                <text:p>2</text:p>
              </table:table-cell>
              <table:table-cell office:value-type="float" office:value="0.701209756413949">
                <text:p>0.701209756413949</text:p>
              </table:table-cell>
              <table:table-cell office:value-type="float" office:value="2">
                <text:p>2</text:p>
              </table:table-cell>
              <table:table-cell office:value-type="float" office:value="0.765107265150454">
                <text:p>0.765107265150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657167182345999">
                <text:p>0.657167182345999</text:p>
              </table:table-cell>
              <table:table-cell office:value-type="float" office:value="3">
                <text:p>3</text:p>
              </table:table-cell>
              <table:table-cell office:value-type="float" office:value="0.727272427543973">
                <text:p>0.727272427543973</text:p>
              </table:table-cell>
              <table:table-cell office:value-type="float" office:value="3">
                <text:p>3</text:p>
              </table:table-cell>
              <table:table-cell office:value-type="float" office:value="0.764489086961819">
                <text:p>0.764489086961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25747070692531">
                <text:p>0.625747070692531</text:p>
              </table:table-cell>
              <table:table-cell office:value-type="float" office:value="4">
                <text:p>4</text:p>
              </table:table-cell>
              <table:table-cell office:value-type="float" office:value="0.746512485805825">
                <text:p>0.746512485805825</text:p>
              </table:table-cell>
              <table:table-cell office:value-type="float" office:value="4">
                <text:p>4</text:p>
              </table:table-cell>
              <table:table-cell office:value-type="float" office:value="0.791850384673127">
                <text:p>0.791850384673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69581471157567">
                <text:p>0.69581471157567</text:p>
              </table:table-cell>
              <table:table-cell office:value-type="float" office:value="5">
                <text:p>5</text:p>
              </table:table-cell>
              <table:table-cell office:value-type="float" office:value="0.716154877294403">
                <text:p>0.716154877294403</text:p>
              </table:table-cell>
              <table:table-cell office:value-type="float" office:value="5">
                <text:p>5</text:p>
              </table:table-cell>
              <table:table-cell office:value-type="float" office:value="0.738965073397172">
                <text:p>0.738965073397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651907772634974">
                <text:p>0.651907772634974</text:p>
              </table:table-cell>
              <table:table-cell office:value-type="float" office:value="6">
                <text:p>6</text:p>
              </table:table-cell>
              <table:table-cell office:value-type="float" office:value="0.685055833209205">
                <text:p>0.685055833209205</text:p>
              </table:table-cell>
              <table:table-cell office:value-type="float" office:value="6">
                <text:p>6</text:p>
              </table:table-cell>
              <table:table-cell office:value-type="float" office:value="0.736881168919861">
                <text:p>0.736881168919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658221830463942">
                <text:p>0.658221830463942</text:p>
              </table:table-cell>
              <table:table-cell office:value-type="float" office:value="7">
                <text:p>7</text:p>
              </table:table-cell>
              <table:table-cell office:value-type="float" office:value="0.680813146993049">
                <text:p>0.680813146993049</text:p>
              </table:table-cell>
              <table:table-cell office:value-type="float" office:value="7">
                <text:p>7</text:p>
              </table:table-cell>
              <table:table-cell office:value-type="float" office:value="0.724491367146008">
                <text:p>0.724491367146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624897464078133">
                <text:p>0.624897464078133</text:p>
              </table:table-cell>
              <table:table-cell office:value-type="float" office:value="8">
                <text:p>8</text:p>
              </table:table-cell>
              <table:table-cell office:value-type="float" office:value="0.608726407821161">
                <text:p>0.608726407821161</text:p>
              </table:table-cell>
              <table:table-cell office:value-type="float" office:value="8">
                <text:p>8</text:p>
              </table:table-cell>
              <table:table-cell office:value-type="float" office:value="0.64775536479196">
                <text:p>0.64775536479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646330402432845">
                <text:p>0.646330402432845</text:p>
              </table:table-cell>
              <table:table-cell office:value-type="float" office:value="9">
                <text:p>9</text:p>
              </table:table-cell>
              <table:table-cell office:value-type="float" office:value="0.615587220788678">
                <text:p>0.615587220788678</text:p>
              </table:table-cell>
              <table:table-cell office:value-type="float" office:value="9">
                <text:p>9</text:p>
              </table:table-cell>
              <table:table-cell office:value-type="float" office:value="0.655025849113649">
                <text:p>0.655025849113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611992442068673">
                <text:p>0.611992442068673</text:p>
              </table:table-cell>
              <table:table-cell office:value-type="float" office:value="10">
                <text:p>10</text:p>
              </table:table-cell>
              <table:table-cell office:value-type="float" office:value="0.573538183905052">
                <text:p>0.573538183905052</text:p>
              </table:table-cell>
              <table:table-cell office:value-type="float" office:value="10">
                <text:p>10</text:p>
              </table:table-cell>
              <table:table-cell office:value-type="float" office:value="0.639906112898994">
                <text:p>0.63990611289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589614116943995">
                <text:p>0.589614116943995</text:p>
              </table:table-cell>
              <table:table-cell office:value-type="float" office:value="11">
                <text:p>11</text:p>
              </table:table-cell>
              <table:table-cell office:value-type="float" office:value="0.563279011453393">
                <text:p>0.563279011453393</text:p>
              </table:table-cell>
              <table:table-cell office:value-type="float" office:value="11">
                <text:p>11</text:p>
              </table:table-cell>
              <table:table-cell office:value-type="float" office:value="0.624814058409045">
                <text:p>0.6248140584090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615924245325779">
                <text:p>0.615924245325779</text:p>
              </table:table-cell>
              <table:table-cell office:value-type="float" office:value="12">
                <text:p>12</text:p>
              </table:table-cell>
              <table:table-cell office:value-type="float" office:value="0.597382233158889">
                <text:p>0.597382233158889</text:p>
              </table:table-cell>
              <table:table-cell office:value-type="float" office:value="12">
                <text:p>12</text:p>
              </table:table-cell>
              <table:table-cell office:value-type="float" office:value="0.606183329839174">
                <text:p>0.606183329839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96444240059785">
                <text:p>0.596444240059785</text:p>
              </table:table-cell>
              <table:table-cell office:value-type="float" office:value="13">
                <text:p>13</text:p>
              </table:table-cell>
              <table:table-cell office:value-type="float" office:value="0.614338288700981">
                <text:p>0.614338288700981</text:p>
              </table:table-cell>
              <table:table-cell office:value-type="float" office:value="13">
                <text:p>13</text:p>
              </table:table-cell>
              <table:table-cell office:value-type="float" office:value="0.623927170419582">
                <text:p>0.6239271704195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.667507306248431">
                <text:p>0.667507306248431</text:p>
              </table:table-cell>
              <table:table-cell office:value-type="float" office:value="14">
                <text:p>14</text:p>
              </table:table-cell>
              <table:table-cell office:value-type="float" office:value="0.587602501756441">
                <text:p>0.587602501756441</text:p>
              </table:table-cell>
              <table:table-cell office:value-type="float" office:value="14">
                <text:p>14</text:p>
              </table:table-cell>
              <table:table-cell office:value-type="float" office:value="0.596149929871383">
                <text:p>0.596149929871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.652887021601229">
                <text:p>0.652887021601229</text:p>
              </table:table-cell>
              <table:table-cell office:value-type="float" office:value="15">
                <text:p>15</text:p>
              </table:table-cell>
              <table:table-cell office:value-type="float" office:value="0.598526452731929">
                <text:p>0.598526452731929</text:p>
              </table:table-cell>
              <table:table-cell office:value-type="float" office:value="15">
                <text:p>15</text:p>
              </table:table-cell>
              <table:table-cell office:value-type="float" office:value="0.588456653262455">
                <text:p>0.588456653262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.65751134645553">
                <text:p>0.65751134645553</text:p>
              </table:table-cell>
              <table:table-cell office:value-type="float" office:value="16">
                <text:p>16</text:p>
              </table:table-cell>
              <table:table-cell office:value-type="float" office:value="0.555637162398979">
                <text:p>0.555637162398979</text:p>
              </table:table-cell>
              <table:table-cell office:value-type="float" office:value="16">
                <text:p>16</text:p>
              </table:table-cell>
              <table:table-cell office:value-type="float" office:value="0.561446730890532">
                <text:p>0.561446730890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0.662358887651957">
                <text:p>0.662358887651957</text:p>
              </table:table-cell>
              <table:table-cell office:value-type="float" office:value="17">
                <text:p>17</text:p>
              </table:table-cell>
              <table:table-cell office:value-type="float" office:value="0.57291795206053">
                <text:p>0.57291795206053</text:p>
              </table:table-cell>
              <table:table-cell office:value-type="float" office:value="17">
                <text:p>17</text:p>
              </table:table-cell>
              <table:table-cell office:value-type="float" office:value="0.547136884227144">
                <text:p>0.547136884227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0.607778498296326">
                <text:p>0.607778498296326</text:p>
              </table:table-cell>
              <table:table-cell office:value-type="float" office:value="18">
                <text:p>18</text:p>
              </table:table-cell>
              <table:table-cell office:value-type="float" office:value="0.511277622349894">
                <text:p>0.511277622349894</text:p>
              </table:table-cell>
              <table:table-cell office:value-type="float" office:value="18">
                <text:p>18</text:p>
              </table:table-cell>
              <table:table-cell office:value-type="float" office:value="0.483256106033019">
                <text:p>0.4832561060330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60885630064994">
                <text:p>0.60885630064994</text:p>
              </table:table-cell>
              <table:table-cell office:value-type="float" office:value="19">
                <text:p>19</text:p>
              </table:table-cell>
              <table:table-cell office:value-type="float" office:value="0.486073549534519">
                <text:p>0.486073549534519</text:p>
              </table:table-cell>
              <table:table-cell office:value-type="float" office:value="19">
                <text:p>19</text:p>
              </table:table-cell>
              <table:table-cell office:value-type="float" office:value="0.443764194727867">
                <text:p>0.443764194727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0.623395642628697">
                <text:p>0.623395642628697</text:p>
              </table:table-cell>
              <table:table-cell office:value-type="float" office:value="20">
                <text:p>20</text:p>
              </table:table-cell>
              <table:table-cell office:value-type="float" office:value="0.465066109991171">
                <text:p>0.465066109991171</text:p>
              </table:table-cell>
              <table:table-cell office:value-type="float" office:value="20">
                <text:p>20</text:p>
              </table:table-cell>
              <table:table-cell office:value-type="float" office:value="0.448312658176369">
                <text:p>0.448312658176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609606950649178">
                <text:p>0.609606950649178</text:p>
              </table:table-cell>
              <table:table-cell office:value-type="float" office:value="21">
                <text:p>21</text:p>
              </table:table-cell>
              <table:table-cell office:value-type="float" office:value="0.472554330935767">
                <text:p>0.472554330935767</text:p>
              </table:table-cell>
              <table:table-cell office:value-type="float" office:value="21">
                <text:p>21</text:p>
              </table:table-cell>
              <table:table-cell office:value-type="float" office:value="0.445717205198418">
                <text:p>0.445717205198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0.583085597121839">
                <text:p>0.583085597121839</text:p>
              </table:table-cell>
              <table:table-cell office:value-type="float" office:value="22">
                <text:p>22</text:p>
              </table:table-cell>
              <table:table-cell office:value-type="float" office:value="0.4611893700667">
                <text:p>0.4611893700667</text:p>
              </table:table-cell>
              <table:table-cell office:value-type="float" office:value="22">
                <text:p>22</text:p>
              </table:table-cell>
              <table:table-cell office:value-type="float" office:value="0.412214967424571">
                <text:p>0.412214967424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0.593877741147993">
                <text:p>0.593877741147993</text:p>
              </table:table-cell>
              <table:table-cell office:value-type="float" office:value="23">
                <text:p>23</text:p>
              </table:table-cell>
              <table:table-cell office:value-type="float" office:value="0.477407464239153">
                <text:p>0.477407464239153</text:p>
              </table:table-cell>
              <table:table-cell office:value-type="float" office:value="23">
                <text:p>23</text:p>
              </table:table-cell>
              <table:table-cell office:value-type="float" office:value="0.413324699814847">
                <text:p>0.413324699814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0.632511323199307">
                <text:p>0.632511323199307</text:p>
              </table:table-cell>
              <table:table-cell office:value-type="float" office:value="24">
                <text:p>24</text:p>
              </table:table-cell>
              <table:table-cell office:value-type="float" office:value="0.467197814216071">
                <text:p>0.467197814216071</text:p>
              </table:table-cell>
              <table:table-cell office:value-type="float" office:value="24">
                <text:p>24</text:p>
              </table:table-cell>
              <table:table-cell office:value-type="float" office:value="0.392447967025038">
                <text:p>0.392447967025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.652198106842469">
                <text:p>0.652198106842469</text:p>
              </table:table-cell>
              <table:table-cell office:value-type="float" office:value="25">
                <text:p>25</text:p>
              </table:table-cell>
              <table:table-cell office:value-type="float" office:value="0.479620077768886">
                <text:p>0.479620077768886</text:p>
              </table:table-cell>
              <table:table-cell office:value-type="float" office:value="25">
                <text:p>25</text:p>
              </table:table-cell>
              <table:table-cell office:value-type="float" office:value="0.376468912003573">
                <text:p>0.376468912003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.669488532897918">
                <text:p>0.669488532897918</text:p>
              </table:table-cell>
              <table:table-cell office:value-type="float" office:value="26">
                <text:p>26</text:p>
              </table:table-cell>
              <table:table-cell office:value-type="float" office:value="0.447092714338474">
                <text:p>0.447092714338474</text:p>
              </table:table-cell>
              <table:table-cell office:value-type="float" office:value="26">
                <text:p>26</text:p>
              </table:table-cell>
              <table:table-cell office:value-type="float" office:value="0.3734938985249">
                <text:p>0.37349389852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0.610092017310817">
                <text:p>0.610092017310817</text:p>
              </table:table-cell>
              <table:table-cell office:value-type="float" office:value="27">
                <text:p>27</text:p>
              </table:table-cell>
              <table:table-cell office:value-type="float" office:value="0.429897545033253">
                <text:p>0.429897545033253</text:p>
              </table:table-cell>
              <table:table-cell office:value-type="float" office:value="27">
                <text:p>27</text:p>
              </table:table-cell>
              <table:table-cell office:value-type="float" office:value="0.337764170396224">
                <text:p>0.337764170396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0.63714642789914">
                <text:p>0.63714642789914</text:p>
              </table:table-cell>
              <table:table-cell office:value-type="float" office:value="28">
                <text:p>28</text:p>
              </table:table-cell>
              <table:table-cell office:value-type="float" office:value="0.424744456178219">
                <text:p>0.424744456178219</text:p>
              </table:table-cell>
              <table:table-cell office:value-type="float" office:value="28">
                <text:p>28</text:p>
              </table:table-cell>
              <table:table-cell office:value-type="float" office:value="0.305141546287516">
                <text:p>0.3051415462875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626831702665916">
                <text:p>0.626831702665916</text:p>
              </table:table-cell>
              <table:table-cell office:value-type="float" office:value="29">
                <text:p>29</text:p>
              </table:table-cell>
              <table:table-cell office:value-type="float" office:value="0.381013223501714">
                <text:p>0.381013223501714</text:p>
              </table:table-cell>
              <table:table-cell office:value-type="float" office:value="29">
                <text:p>29</text:p>
              </table:table-cell>
              <table:table-cell office:value-type="float" office:value="0.305510953304128">
                <text:p>0.305510953304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.3">
                <text:p>0.3</text:p>
              </table:table-cell>
              <table:table-cell office:value-type="float" office:value="30">
                <text:p>30</text:p>
              </table:table-cell>
              <table:table-cell office:value-type="float" office:value="0.381684407003808">
                <text:p>0.381684407003808</text:p>
              </table:table-cell>
              <table:table-cell office:value-type="float" office:value="30">
                <text:p>30</text:p>
              </table:table-cell>
              <table:table-cell office:value-type="float" office:value="0.26123303493636">
                <text:p>0.26123303493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.358905193985202">
                <text:p>0.358905193985202</text:p>
              </table:table-cell>
              <table:table-cell office:value-type="float" office:value="31">
                <text:p>31</text:p>
              </table:table-cell>
              <table:table-cell office:value-type="float" office:value="0.260700882238086">
                <text:p>0.2607008822380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.37281988732826">
                <text:p>0.37281988732826</text:p>
              </table:table-cell>
              <table:table-cell office:value-type="float" office:value="32">
                <text:p>32</text:p>
              </table:table-cell>
              <table:table-cell office:value-type="float" office:value="0.239710604951841">
                <text:p>0.239710604951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.361994617912033">
                <text:p>0.361994617912033</text:p>
              </table:table-cell>
              <table:table-cell office:value-type="float" office:value="33">
                <text:p>33</text:p>
              </table:table-cell>
              <table:table-cell office:value-type="float" office:value="0.244677816870864">
                <text:p>0.2446778168708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34">
                <text:p>34</text:p>
              </table:table-cell>
              <table:table-cell office:value-type="float" office:value="0.225299299179565">
                <text:p>0.2252992991795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.20449704194752">
                <text:p>0.20449704194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.182561707743197">
                <text:p>0.1825617077431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.166835911476151">
                <text:p>0.166835911476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.146744891480403">
                <text:p>0.1467448914804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.1257718126207">
                <text:p>0.12577181262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